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Menlo, Monaco, 'Lucida Console', 'Liberation Mono', 'DejaVu Sans Mono', 'Bitstream Vera Sans Mono', 'Courier New', monospace, serif"/>
    <style:font-face style:name="Helvetica Neue" svg:font-family="'Helvetica Neue', helvetica, arial, sans-serif"/>
    <style:font-face style:name="Lato" svg:font-family="Lato, Helvetica, Arial, sans-serif"/>
    <style:font-face style:name="Mangal1" svg:font-family="Mangal"/>
    <style:font-face style:name="inherit" svg:font-family="inherit"/>
    <style:font-face style:name="Consolas3"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fo:background-color="#e6e6e6"/>
    </style:style>
    <style:style style:name="P3" style:family="paragraph" style:parent-style-name="Standard">
      <style:paragraph-properties fo:margin-left="0cm" fo:margin-right="0cm" fo:margin-top="0cm" fo:margin-bottom="0cm" style:contextual-spacing="false" style:line-height-at-least="0.661cm" fo:text-align="justify" style:justify-single-word="false" fo:text-indent="0cm" style:auto-text-indent="false" fo:padding="0cm" fo:border="none"/>
    </style:style>
    <style:style style:name="P4" style:family="paragraph" style:parent-style-name="Text_20_body">
      <style:paragraph-properties fo:margin-left="0cm" fo:margin-right="0cm" fo:margin-top="0cm" fo:margin-bottom="0cm" style:contextual-spacing="false" style:line-height-at-least="0.661cm" fo:text-indent="0cm" style:auto-text-indent="false" fo:padding="0cm" fo:border="none"/>
      <style:text-properties fo:font-variant="normal" fo:text-transform="none" fo:color="#000000" style:font-name="Helvetica Neue" fo:font-size="12pt" fo:letter-spacing="normal" fo:font-style="normal" fo:font-weight="normal"/>
    </style:style>
    <style:style style:name="P5" style:family="paragraph" style:parent-style-name="Text_20_body">
      <style:paragraph-properties fo:margin-left="0cm" fo:margin-right="0cm" fo:margin-top="0cm" fo:margin-bottom="0cm" style:contextual-spacing="false" style:line-height-at-least="0.661cm" fo:text-align="start" style:justify-single-word="false" fo:text-indent="0cm" style:auto-text-indent="false" fo:padding="0cm" fo:border="none"/>
      <style:text-properties fo:font-variant="normal" fo:text-transform="none" fo:color="#000000" style:font-name="Helvetica Neue" fo:font-size="12pt" fo:letter-spacing="normal" fo:font-style="normal" fo:font-weight="normal"/>
    </style:style>
    <style:style style:name="P6" style:family="paragraph" style:parent-style-name="Text_20_body">
      <style:paragraph-properties fo:margin-left="0cm" fo:margin-right="0cm" fo:margin-top="0cm" fo:margin-bottom="0cm" style:contextual-spacing="false" style:line-height-at-least="0.661cm" fo:text-align="start" style:justify-single-word="false" fo:text-indent="0cm" style:auto-text-indent="false" fo:padding="0cm" fo:border="none"/>
      <style:text-properties fo:font-variant="normal" fo:text-transform="none" fo:color="#000000" style:font-name="Helvetica Neue" fo:font-size="12pt" fo:letter-spacing="normal" fo:font-style="normal" fo:font-weight="normal" officeooo:paragraph-rsid="000d45ab"/>
    </style:style>
    <style:style style:name="P7" style:family="paragraph" style:parent-style-name="Text_20_body">
      <style:paragraph-properties fo:margin-left="0cm" fo:margin-right="0cm" fo:margin-top="0cm" fo:margin-bottom="0cm" style:contextual-spacing="false" style:line-height-at-least="0.661cm" fo:text-align="center" style:justify-single-word="false" fo:text-indent="0cm" style:auto-text-indent="false" fo:padding="0cm" fo:border="none"/>
      <style:text-properties fo:font-variant="normal" fo:text-transform="none" fo:color="#000000" style:font-name="Helvetica Neue" fo:font-size="12pt" fo:letter-spacing="normal" fo:font-style="normal" fo:font-weight="normal" officeooo:paragraph-rsid="000d45ab"/>
    </style:style>
    <style:style style:name="P8" style:family="paragraph" style:parent-style-name="Text_20_body" style:list-style-name="L1">
      <style:paragraph-properties fo:margin-left="0cm" fo:margin-right="0cm" fo:margin-top="0cm" fo:margin-bottom="0cm" style:contextual-spacing="false" style:line-height-at-least="0.661cm" fo:text-align="justify" style:justify-single-word="false" fo:text-indent="0cm" style:auto-text-indent="false" fo:padding="0cm" fo:border="none"/>
      <style:text-properties fo:font-variant="normal" fo:text-transform="none" fo:color="#000000" style:font-name="inherit" fo:font-size="12pt" fo:letter-spacing="normal" fo:font-style="normal" fo:font-weight="normal"/>
    </style:style>
    <style:style style:name="P9" style:family="paragraph" style:parent-style-name="Text_20_body">
      <style:paragraph-properties fo:margin-left="0cm" fo:margin-right="0cm" fo:margin-top="0cm" fo:margin-bottom="0cm" style:contextual-spacing="false" style:line-height-at-least="0.661cm" fo:text-align="start" style:justify-single-word="false" fo:text-indent="0cm" style:auto-text-indent="false" fo:padding="0cm" fo:border="none"/>
    </style:style>
    <style:style style:name="P10"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padding="0cm" fo:border="none"/>
    </style:style>
    <style:style style:name="P11"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padding="0cm" fo:border="none"/>
      <style:text-properties officeooo:paragraph-rsid="000d45ab"/>
    </style:style>
    <style:style style:name="P12" style:family="paragraph" style:parent-style-name="Text_20_body" style:list-style-name="L1">
      <style:paragraph-properties fo:margin-left="0cm" fo:margin-right="0cm" fo:margin-top="0cm" fo:margin-bottom="0cm" style:contextual-spacing="false" style:line-height-at-least="0.661cm" fo:text-align="justify" style:justify-single-word="false" fo:text-indent="0cm" style:auto-text-indent="false" fo:padding="0cm" fo:border="none"/>
    </style:style>
    <style:style style:name="P13" style:family="paragraph" style:parent-style-name="Text_20_body" style:master-page-name="Standard">
      <style:paragraph-properties fo:margin-left="0cm" fo:margin-right="0cm" fo:margin-top="0cm" fo:margin-bottom="0cm" style:contextual-spacing="false" style:line-height-at-least="0.661cm" fo:text-align="center" style:justify-single-word="false" fo:text-indent="0cm" style:auto-text-indent="false" style:page-number="auto" fo:padding="0cm" fo:border="none"/>
      <style:text-properties fo:font-variant="normal" fo:text-transform="none" fo:color="#000000" style:font-name="Helvetica Neue" fo:font-size="12pt" fo:letter-spacing="normal" fo:font-style="normal" fo:font-weight="normal" officeooo:paragraph-rsid="000d45ab"/>
    </style:style>
    <style:style style:name="P14" style:family="paragraph" style:parent-style-name="Text_20_body">
      <style:paragraph-properties fo:margin-top="0cm" fo:margin-bottom="0cm" style:contextual-spacing="false" style:line-height-at-least="0.661cm" fo:text-align="justify" style:justify-single-word="false" fo:padding="0cm" fo:border="none"/>
    </style:style>
    <style:style style:name="P15" style:family="paragraph" style:parent-style-name="Preformatted_20_Text">
      <style:paragraph-properties fo:margin-left="0cm" fo:margin-right="0cm" fo:margin-top="0cm" fo:margin-bottom="0cm" style:contextual-spacing="false" style:line-height-at-least="0.661cm" fo:text-indent="0cm" style:auto-text-indent="false" fo:padding="0cm" fo:border="none"/>
    </style:style>
    <style:style style:name="P16" style:family="paragraph" style:parent-style-name="Preformatted_20_Text">
      <style:paragraph-properties fo:margin-left="0cm" fo:margin-right="0cm" fo:margin-top="0cm" fo:margin-bottom="0cm" style:contextual-spacing="false" style:line-height-at-least="0.661cm" fo:text-align="justify" style:justify-single-word="false" fo:text-indent="0cm" style:auto-text-indent="false" fo:padding="0cm" fo:border="none"/>
    </style:style>
    <style:style style:name="P17" style:family="paragraph" style:parent-style-name="Preformatted_20_Text">
      <style:paragraph-properties fo:margin-left="0cm" fo:margin-right="0cm" fo:margin-top="0cm" fo:margin-bottom="0cm" style:contextual-spacing="false" style:line-height-at-least="0.661cm" fo:text-align="justify" style:justify-single-word="false" fo:text-indent="0cm" style:auto-text-indent="false" fo:padding="0cm" fo:border="none"/>
      <style:text-properties officeooo:paragraph-rsid="000d45ab"/>
    </style:style>
    <style:style style:name="P18" style:family="paragraph" style:parent-style-name="Preformatted_20_Text">
      <style:paragraph-properties fo:margin-top="0cm" fo:margin-bottom="0cm" style:contextual-spacing="false" style:line-height-at-least="0.661cm" fo:text-align="justify" style:justify-single-word="false" fo:padding="0cm" fo:border="none"/>
    </style:style>
    <style:style style:name="T1" style:family="text">
      <style:text-properties fo:color="#000000" style:font-name="Consolas3" fo:font-size="10pt" style:font-size-asian="10pt"/>
    </style:style>
    <style:style style:name="T2" style:family="text">
      <style:text-properties fo:color="#000000" style:font-name="Consolas3" fo:font-size="10pt" style:text-underline-style="solid" style:text-underline-width="auto" style:text-underline-color="font-color" style:font-size-asian="10pt"/>
    </style:style>
    <style:style style:name="T3" style:family="text">
      <style:text-properties fo:color="#000000" style:font-name="Consolas3" fo:font-size="10pt" fo:background-color="#e6e6e6" style:font-size-asian="10pt"/>
    </style:style>
    <style:style style:name="T4" style:family="text">
      <style:text-properties fo:font-variant="normal" fo:text-transform="none" fo:color="#000000" style:font-name="inherit" fo:font-size="12pt" fo:letter-spacing="normal" fo:font-style="normal" fo:font-weight="normal"/>
    </style:style>
    <style:style style:name="T5" style:family="text">
      <style:text-properties fo:font-variant="normal" fo:text-transform="none" fo:color="#000000" style:font-name="inherit" fo:font-size="12pt" fo:letter-spacing="normal" fo:font-style="normal" fo:font-weight="normal" fo:background-color="#eeeeee"/>
    </style:style>
    <style:style style:name="T6" style:family="text">
      <style:text-properties fo:font-variant="normal" fo:text-transform="none" fo:color="#000000" style:font-name="inherit" fo:font-size="12pt" fo:letter-spacing="normal" fo:font-style="normal" fo:font-weight="normal" officeooo:rsid="000f3339" fo:background-color="#eeeeee"/>
    </style:style>
    <style:style style:name="T7" style:family="text">
      <style:text-properties fo:font-variant="normal" fo:text-transform="none" fo:color="#000000" style:font-name="inherit" fo:font-size="12pt" fo:letter-spacing="normal" fo:font-style="normal" fo:font-weight="normal" fo:background-color="#cccccc"/>
    </style:style>
    <style:style style:name="T8" style:family="text">
      <style:text-properties fo:font-variant="normal" fo:text-transform="none" fo:color="#000000" style:font-name="inherit" fo:font-size="12pt" fo:letter-spacing="normal" fo:font-style="normal" fo:font-weight="normal" officeooo:rsid="000f3339"/>
    </style:style>
    <style:style style:name="T9" style:family="text">
      <style:text-properties fo:font-variant="normal" fo:text-transform="none" fo:color="#000000" style:font-name="inherit" fo:font-size="12pt" fo:letter-spacing="normal" fo:font-style="normal" fo:font-weight="bold" officeooo:rsid="000f3339" fo:background-color="#eeeeee"/>
    </style:style>
    <style:style style:name="T10" style:family="text">
      <style:text-properties fo:font-variant="normal" fo:text-transform="none" fo:color="#000000" style:font-name="inherit" fo:font-size="12pt" fo:letter-spacing="normal" fo:font-style="normal" fo:font-weight="bold" officeooo:rsid="000f3339"/>
    </style:style>
    <style:style style:name="T11" style:family="text">
      <style:text-properties fo:font-variant="normal" fo:text-transform="none" fo:color="#000000" style:font-name="inherit" fo:font-size="12pt" fo:letter-spacing="normal" fo:font-style="normal" fo:font-weight="bold" officeooo:rsid="000f3339" fo:background-color="#ffffff"/>
    </style:style>
    <style:style style:name="T12" style:family="text">
      <style:text-properties fo:font-variant="normal" fo:text-transform="none" fo:color="#000000" style:font-name="inherit" fo:font-size="12pt" fo:letter-spacing="normal" fo:font-style="italic" fo:font-weight="normal"/>
    </style:style>
    <style:style style:name="T13" style:family="text">
      <style:text-properties fo:font-variant="normal" fo:text-transform="none" fo:color="#000000" style:font-name="inherit" fo:font-size="12pt" fo:letter-spacing="normal" fo:font-style="italic" fo:font-weight="normal" fo:background-color="#eeeeee"/>
    </style:style>
    <style:style style:name="T14" style:family="text">
      <style:text-properties fo:font-variant="normal" fo:text-transform="none" fo:color="#000000" style:font-name="inherit" fo:font-size="12pt" fo:letter-spacing="normal" fo:font-style="italic" fo:font-weight="normal" fo:background-color="#ffffff"/>
    </style:style>
    <style:style style:name="T15" style:family="text">
      <style:text-properties fo:font-variant="normal" fo:text-transform="none" fo:color="#000000" style:font-name="Helvetica Neue" fo:font-size="12pt" fo:letter-spacing="normal" fo:font-style="normal" fo:font-weight="normal"/>
    </style:style>
    <style:style style:name="T16" style:family="text">
      <style:text-properties fo:font-variant="normal" fo:text-transform="none" fo:color="#000000" style:font-name="Helvetica Neue" fo:font-size="12pt" fo:letter-spacing="normal" fo:font-style="normal" fo:font-weight="normal" fo:background-color="#eeeeee"/>
    </style:style>
    <style:style style:name="T17" style:family="text">
      <style:text-properties fo:font-variant="normal" fo:text-transform="none" fo:color="#000000" style:font-name="Helvetica Neue" fo:font-size="12pt" fo:letter-spacing="normal" fo:font-style="normal" fo:font-weight="normal" officeooo:rsid="000f3339" fo:background-color="#eeeeee"/>
    </style:style>
    <style:style style:name="T18" style:family="text">
      <style:text-properties fo:font-variant="normal" fo:text-transform="none" fo:color="#000000" style:font-name="Helvetica Neue" fo:font-size="12pt" fo:letter-spacing="normal" fo:font-style="normal" fo:font-weight="normal" fo:background-color="#ffffff"/>
    </style:style>
    <style:style style:name="T19" style:family="text">
      <style:text-properties fo:font-variant="normal" fo:text-transform="none" fo:color="#000000" style:font-name="Helvetica Neue" fo:font-size="12pt" fo:letter-spacing="normal" fo:font-style="normal" fo:font-weight="normal" officeooo:rsid="000f3339" fo:background-color="#ffffff"/>
    </style:style>
    <style:style style:name="T20" style:family="text">
      <style:text-properties fo:font-variant="normal" fo:text-transform="none" fo:color="#000000" style:font-name="Helvetica Neue" fo:font-size="12pt" fo:letter-spacing="normal" fo:font-style="normal" fo:font-weight="normal" fo:background-color="#cccccc"/>
    </style:style>
    <style:style style:name="T21" style:family="text">
      <style:text-properties fo:font-variant="normal" fo:text-transform="none" fo:color="#000000" style:font-name="Helvetica Neue" fo:font-size="12pt" fo:letter-spacing="normal" fo:font-style="normal" fo:font-weight="normal" officeooo:rsid="000f3339"/>
    </style:style>
    <style:style style:name="T22" style:family="text">
      <style:text-properties fo:font-variant="normal" fo:text-transform="none" fo:color="#000000" style:font-name="Helvetica Neue" fo:font-size="12pt" fo:letter-spacing="normal" fo:font-style="normal" fo:font-weight="normal" fo:background-color="#e6e6e6"/>
    </style:style>
    <style:style style:name="T23" style:family="text">
      <style:text-properties fo:font-variant="normal" fo:text-transform="none" fo:color="#000000" fo:letter-spacing="normal" fo:background-color="#eeeeee"/>
    </style:style>
    <style:style style:name="T24" style:family="text">
      <style:text-properties fo:font-variant="normal" fo:text-transform="none" fo:color="#000000" style:font-name="Consolas" fo:font-size="12pt" fo:letter-spacing="normal" fo:font-style="normal" fo:font-weight="normal"/>
    </style:style>
    <style:style style:name="T25" style:family="text">
      <style:text-properties fo:font-variant="normal" fo:text-transform="none" fo:color="#000000" style:font-name="Consolas" fo:font-size="12pt" fo:letter-spacing="normal" fo:font-style="normal" fo:font-weight="normal" fo:background-color="#eeeeee"/>
    </style:style>
    <style:style style:name="T26" style:family="text">
      <style:text-properties fo:font-variant="normal" fo:text-transform="none" fo:color="#000000" style:font-name="Consolas" fo:font-size="12pt" fo:letter-spacing="normal" fo:font-style="normal" fo:font-weight="normal" fo:background-color="#cccccc"/>
    </style:style>
    <style:style style:name="T27" style:family="text">
      <style:text-properties fo:font-variant="normal" fo:text-transform="none" fo:color="#000088" style:font-name="inherit" fo:font-size="12pt" fo:letter-spacing="normal" fo:font-style="normal" fo:font-weight="normal"/>
    </style:style>
    <style:style style:name="T28" style:family="text">
      <style:text-properties fo:font-variant="normal" fo:text-transform="none" fo:color="#000088" style:font-name="inherit" fo:font-size="12pt" fo:letter-spacing="normal" fo:font-style="normal" fo:font-weight="normal" fo:background-color="#eeeeee"/>
    </style:style>
    <style:style style:name="T29" style:family="text">
      <style:text-properties fo:font-variant="normal" fo:text-transform="none" fo:color="#000088" style:font-name="inherit" fo:font-size="12pt" fo:letter-spacing="normal" fo:font-style="normal" fo:font-weight="normal" fo:background-color="#cccccc"/>
    </style:style>
    <style:style style:name="T30" style:family="text">
      <style:text-properties fo:font-variant="normal" fo:text-transform="none" fo:color="#000088" style:font-name="inherit" fo:font-size="12pt" fo:letter-spacing="normal" fo:font-style="normal" fo:font-weight="normal" fo:background-color="#e6e6e6"/>
    </style:style>
    <style:style style:name="T31" style:family="text">
      <style:text-properties fo:font-variant="normal" fo:text-transform="none" fo:color="#666600" style:font-name="inherit" fo:font-size="12pt" fo:letter-spacing="normal" fo:font-style="normal" fo:font-weight="normal" fo:background-color="#eeeeee"/>
    </style:style>
    <style:style style:name="T32" style:family="text">
      <style:text-properties fo:font-variant="normal" fo:text-transform="none" fo:color="#ff0000" style:font-name="inherit" fo:font-size="12pt" fo:letter-spacing="normal" fo:font-style="normal" style:text-underline-style="solid" style:text-underline-width="auto" style:text-underline-color="font-color" fo:font-weight="normal"/>
    </style:style>
    <style:style style:name="T33" style:family="text">
      <style:text-properties fo:font-variant="normal" fo:text-transform="none" fo:color="#660066" style:font-name="inherit" fo:font-size="12pt" fo:letter-spacing="normal" fo:font-style="normal" fo:font-weight="normal" fo:background-color="#eeeeee"/>
    </style:style>
    <style:style style:name="T34" style:family="text">
      <style:text-properties fo:font-variant="normal" fo:text-transform="none" fo:color="#008800" style:font-name="inherit" fo:font-size="12pt" fo:letter-spacing="normal" fo:font-style="normal" fo:font-weight="normal" fo:background-color="#eeeeee"/>
    </style:style>
    <style:style style:name="T35" style:family="text">
      <style:text-properties fo:font-variant="normal" fo:text-transform="none" fo:color="#880000" style:font-name="inherit" fo:font-size="12pt" fo:letter-spacing="normal" fo:font-style="normal" fo:font-weight="normal" fo:background-color="#eeeeee"/>
    </style:style>
    <style:style style:name="T36" style:family="text">
      <style:text-properties fo:font-variant="normal" fo:text-transform="none" fo:color="#008080" style:font-name="Consolas1" fo:font-size="10pt" fo:letter-spacing="normal" fo:font-style="normal" fo:font-weight="normal" fo:background-color="#eeeeee" style:font-size-asian="10pt"/>
    </style:style>
    <style:style style:name="T37" style:family="text">
      <style:text-properties fo:font-variant="normal" fo:text-transform="none" fo:color="#008080" style:font-name="Consolas1" fo:font-size="10pt" fo:letter-spacing="normal" fo:font-style="normal" fo:font-weight="normal" style:font-size-asian="10pt"/>
    </style:style>
    <style:style style:name="T38" style:family="text">
      <style:text-properties fo:font-variant="normal" fo:text-transform="none" fo:color="#008080" style:font-name="Consolas1" fo:font-size="10pt" fo:letter-spacing="normal" fo:font-style="normal" fo:font-weight="normal" fo:background-color="#e6e6e6" style:font-size-asian="10pt"/>
    </style:style>
    <style:style style:name="T39" style:family="text">
      <style:text-properties fo:font-variant="normal" fo:text-transform="none" fo:color="#006666" style:font-name="inherit" fo:font-size="12pt" fo:letter-spacing="normal" fo:font-style="normal" fo:font-weight="normal"/>
    </style:style>
    <style:style style:name="T40" style:family="text">
      <style:text-properties fo:font-variant="normal" fo:text-transform="none" fo:color="#006666" style:font-name="inherit" fo:font-size="12pt" fo:letter-spacing="normal" fo:font-style="normal" fo:font-weight="normal" fo:background-color="#eeeeee"/>
    </style:style>
    <style:style style:name="T41" style:family="text">
      <style:text-properties style:font-name="Consolas" fo:background-color="#eeeeee"/>
    </style:style>
    <style:style style:name="T42" style:family="text">
      <style:text-properties officeooo:rsid="000d45ab"/>
    </style:style>
    <style:style style:name="T43" style:family="text">
      <style:text-properties fo:font-style="italic"/>
    </style:style>
    <style:style style:name="T44" style:family="text">
      <style:text-properties fo:color="#008080" style:font-name="Consolas3" fo:font-size="10pt" style:font-size-asian="10pt"/>
    </style:style>
    <style:style style:name="T45" style:family="text">
      <style:text-properties fo:color="#008080" style:font-name="Consolas3" fo:font-size="10pt" fo:background-color="#e6e6e6" style:font-size-asian="10pt"/>
    </style:style>
    <style:style style:name="T46" style:family="text">
      <style:text-properties fo:color="#3f7f7f" style:font-name="Consolas3" fo:font-size="10pt" style:font-size-asian="10pt"/>
    </style:style>
    <style:style style:name="T47" style:family="text">
      <style:text-properties fo:color="#3f7f7f" style:font-name="Consolas3" fo:font-size="10pt" fo:background-color="#e6e6e6" style:font-size-asian="10pt"/>
    </style:style>
    <style:style style:name="T48" style:family="text">
      <style:text-properties style:font-name="Consolas3" fo:font-size="10pt" style:font-size-asian="10pt"/>
    </style:style>
    <style:style style:name="T49" style:family="text">
      <style:text-properties style:font-name="Consolas3" fo:font-size="10pt" fo:background-color="#e6e6e6" style:font-size-asian="10pt"/>
    </style:style>
    <style:style style:name="T50" style:family="text">
      <style:text-properties fo:color="#7f007f" style:font-name="Consolas3" fo:font-size="10pt" style:font-size-asian="10pt"/>
    </style:style>
    <style:style style:name="T51" style:family="text">
      <style:text-properties fo:color="#7f007f" style:font-name="Consolas3" fo:font-size="10pt" fo:background-color="#e6e6e6" style:font-size-asian="10pt"/>
    </style:style>
    <style:style style:name="T52" style:family="text">
      <style:text-properties fo:color="#2a00ff" style:font-name="Consolas3" fo:font-size="10pt" fo:font-style="italic" style:font-size-asian="10pt" style:font-style-asian="italic"/>
    </style:style>
    <style:style style:name="T53" style:family="text">
      <style:text-properties fo:color="#2a00ff" style:font-name="Consolas3" fo:font-size="10pt" fo:font-style="italic" fo:background-color="#e6e6e6" style:font-size-asian="10pt" style:font-style-asian="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www.alura.com.br/contato"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2">MAVEN</text:span></text:p>
      <text:p text:style-name="P7"><text:span text:style-name="T42"/></text:p>
      <text:p text:style-name="P7"><text:span text:style-name="T42"/></text:p>
      <text:p text:style-name="P6"><text:span text:style-name="T42">Manter esse código começa a ficar complicado. Além disso, temos que configurar nossa IDE e como o Eclipse deve fazer essas tarefas.</text:span></text:p>
      <text:p text:style-name="P5">Criar um projeto no eclipse é muito fácil, compilar e rodar também. Mas precisamos criar um arquivo final, tipicamente um jar ou um war, para distribuir em nossos servidores ou aos nossos clientes. Precisamos de um arquivo para fazer o deploy. Compilação, execução de testes, geração de um arquivo final como um artefato, geração de documentação, relatórios de qualidade etc são fases do processo que chamamos de processo de build.</text:p>
      <text:p text:style-name="P5">Esse processo de build é executado diversas vezes ao ano, ao mês ou até mesmo ao dia. E a cada execução o ser humano pode cometer algum erro, esquecer alguma etapa.</text:p>
      <text:p text:style-name="P5">Automatizar esse processo com alguma ferramenta de build permite que o erro humano seja uma condição minimizada em nosso processo. Uma solução é adotar o Ant, que é coberto em nosso curso de Ant. Ele apresenta diversas vantagens por dar um controle fino em todo o processo de build. Como qualquer ferramenta, o ANT apresenta algumas desvantagens.</text:p>
      <text:p text:style-name="P5">Nele é necessário criar um XML e targets para até mesmo tarefas que são padronizadas em quase todos os projetos. Tarefas como compilação, limpeza, execução do programa, baixar as dependências, gerar um jar requerem um trecho de xml customizado para seu projeto. Se a maior parte dos projetos usa um padrão de tarefas, bibliotecas etc, não seria possível que a ferramenta já gerasse tais tarefas automaticamente?</text:p>
      <text:p text:style-name="P5">Além de controlar o processo de build, um outro processo comum a muitos projetos é o de gerenciar as bibliotecas das quais ele depende - o gerenciamento de dependências. Ao mencionarmos que precisamos do hibernate 4, uma ferramenta pode automaticamente adicionar as dependências do hibernate e baixar as mesmas para seu projeto rodar. Para atualizar a versão do hibernate basta alterar a versão na configuração de seu projeto que a ferramenta baixa todas as dependências atualizadas. Esse papel de gerenciamento de dependências é equivalente ao que o Ivy faz (apresentado em nosso curso de Ivy). O Maven inclue tanto as tarefas de gerenciamento de dependências quanto o de gerenciamento do processo de build.</text:p>
      <text:p text:style-name="P5">Portanto o Maven assume o papel tanto do ANT como ferramenta de build, e gerenciamento de dependências como o Ivy. Nesse curso aprenderemos a usar o Maven para automatizar algumas tarefas importantes e que formam a base de quase todo projeto Java.</text:p>
      <text:p text:style-name="P5">Começamos baixando e instalando o maven.</text:p>
      <text:list xml:id="list6722645183890760536" text:style-name="L1">
        <text:list-item>
          <text:p text:style-name="P12"><text:span text:style-name="T4">Abra </text:span><text:a xlink:type="simple" xlink:href="http://maven.apache.org/download.cgi" office:target-frame-name="_blank" xlink:show="new"><text:span text:style-name="T32">http://maven.apache.org/download.cgi</text:span></text:a></text:p>
        </text:list-item>
        <text:list-item>
          <text:p text:style-name="P8"><text:soft-page-break/>Baixe o binário em tar.gz (linux) ou zip (windows)</text:p>
        </text:list-item>
        <text:list-item>
          <text:p text:style-name="P8">Descompacte esse arquivo</text:p>
        </text:list-item>
      </text:list>
      <text:p text:style-name="P5">Opcionalmente, adicione o script do maven em seu path. No linux, edite o arquivo de configuração .bash_profile ou equivalente:</text:p>
      <text:p text:style-name="P16"><text:span text:style-name="Source_20_Text"><text:span text:style-name="T5">echo </text:span></text:span><text:span text:style-name="Source_20_Text"><text:span text:style-name="T34">"PATH=$PATH:/diretorio/do/seu/maven/bin\n"</text:span></text:span><text:span text:style-name="Source_20_Text"><text:span text:style-name="T25"> </text:span></text:span><text:span text:style-name="Source_20_Text"><text:span text:style-name="T31">&gt;&gt;</text:span></text:span><text:span text:style-name="Source_20_Text"><text:span text:style-name="T25"> </text:span></text:span><text:span text:style-name="Source_20_Text"><text:span text:style-name="T31">~/.</text:span></text:span><text:span text:style-name="Source_20_Text"><text:span text:style-name="T5">bash_profile</text:span></text:span></text:p>
      <text:p text:style-name="P5">Reabra o terminal ou no windows edite as variáveis de ambiente e adicione no PATH: "/diretorio/do/seu/maven/bin".</text:p>
      <text:p text:style-name="P7"><text:span text:style-name="T42"/></text:p>
      <text:p text:style-name="P5"/>
      <text:p text:style-name="P5">Para compilar nosso código invocamos a fase chamada compile:</text:p>
      <text:p text:style-name="P16"><text:span text:style-name="Source_20_Text"><text:span text:style-name="T5">cd produtos</text:span></text:span></text:p>
      <text:p text:style-name="P18"><text:span text:style-name="Source_20_Text"><text:span text:style-name="T5">mvn compile</text:span></text:span></text:p>
      <text:p text:style-name="Standard"/>
      <text:p text:style-name="P5">Para rodar os testes a qualquer instante:</text:p>
      <text:p text:style-name="P16"><text:span text:style-name="Source_20_Text"><text:span text:style-name="T5">mvn test</text:span></text:span></text:p>
      <text:p text:style-name="P16"><text:span text:style-name="Source_20_Text"><text:span text:style-name="T5"/></text:span></text:p>
      <text:p text:style-name="P10"><text:span text:style-name="Source_20_Text"><text:span text:style-name="T16">Para gerar o artefato resultante dele (um jar) invocamos a fase chamada de package:</text:span></text:span></text:p>
      <text:p text:style-name="P16"><text:span text:style-name="Source_20_Text"><text:span text:style-name="T5">mvn </text:span></text:span><text:span text:style-name="Source_20_Text"><text:span text:style-name="T28">package</text:span></text:span></text:p>
      <text:p text:style-name="P16"><text:span text:style-name="Source_20_Text"><text:span text:style-name="T28"/></text:span></text:p>
      <text:p text:style-name="P10"><text:span text:style-name="Source_20_Text"><text:span text:style-name="T18">E como trazer tudo isso para o Eclipse? O comando </text:span></text:span><text:span text:style-name="Source_20_Text"><text:span text:style-name="Emphasis"><text:span text:style-name="T14">mvn eclipse:eclipse</text:span></text:span></text:span><text:span text:style-name="Source_20_Text"><text:span text:style-name="T18"> gera as configurações necessárias para o eclipse entender nosso projeto e compilar os diretórios de código fonte adequados (main e test) dentro dos diretórios de saída respectivos (</text:span></text:span><text:span text:style-name="Source_20_Text"><text:span text:style-name="Emphasis"><text:span text:style-name="T14">target/classes</text:span></text:span></text:span><text:span text:style-name="Source_20_Text"><text:span text:style-name="T18"> e </text:span></text:span><text:span text:style-name="Source_20_Text"><text:span text:style-name="Emphasis"><text:span text:style-name="T14">target/test-classes</text:span></text:span></text:span><text:span text:style-name="Source_20_Text"><text:span text:style-name="T18">), além de configurar o classpath com as bibliotecas adequadas.</text:span></text:span></text:p>
      <text:p text:style-name="P16"><text:span text:style-name="Source_20_Text"><text:span text:style-name="T5">mvn eclipse</text:span></text:span><text:span text:style-name="Source_20_Text"><text:span text:style-name="T31">:</text:span></text:span><text:span text:style-name="Source_20_Text"><text:span text:style-name="T5">eclipse</text:span></text:span></text:p>
      <text:p text:style-name="P16"><text:span text:style-name="Source_20_Text"><text:span text:style-name="T5"/></text:span></text:p>
      <text:p text:style-name="P10"><text:span text:style-name="Source_20_Text"><text:span text:style-name="T18">Para testar o controle de dependências do maven, vamos adicionar agora a biblioteca XStream. Abrimos o pom.xml, escolhemos seu source e adicionamos a configuração de uma dependência ao XStream em sua versão 1.3.1:</text:span></text:span></text:p>
      <text:p text:style-name="P16"><text:span text:style-name="Source_20_Text"><text:span text:style-name="T23"><text:s text:c="8"/></text:span></text:span><text:span text:style-name="Source_20_Text"><text:span text:style-name="T28">&lt;dependency&gt;</text:span></text:span></text:p>
      <text:p text:style-name="P16"><text:span text:style-name="Source_20_Text"><text:span text:style-name="T23"><text:s text:c="12"/></text:span></text:span><text:span text:style-name="Source_20_Text"><text:span text:style-name="T28">&lt;groupId&gt;</text:span></text:span><text:span text:style-name="Source_20_Text"><text:span text:style-name="T5">com.thoughtworks.xstream</text:span></text:span><text:span text:style-name="Source_20_Text"><text:span text:style-name="T28">&lt;/groupId&gt;</text:span></text:span></text:p>
      <text:p text:style-name="P16"><text:span text:style-name="Source_20_Text"><text:span text:style-name="T23"><text:s text:c="12"/></text:span></text:span><text:span text:style-name="Source_20_Text"><text:span text:style-name="T28">&lt;artifactId&gt;</text:span></text:span><text:span text:style-name="Source_20_Text"><text:span text:style-name="T5">xstream</text:span></text:span><text:span text:style-name="Source_20_Text"><text:span text:style-name="T28">&lt;/artifactId&gt;</text:span></text:span></text:p>
      <text:p text:style-name="P16"><text:span text:style-name="Source_20_Text"><text:span text:style-name="T23"><text:s text:c="12"/></text:span></text:span><text:span text:style-name="Source_20_Text"><text:span text:style-name="T28">&lt;version&gt;</text:span></text:span><text:span text:style-name="Source_20_Text"><text:span text:style-name="T5">1.3.1</text:span></text:span><text:span text:style-name="Source_20_Text"><text:span text:style-name="T28">&lt;/version&gt;</text:span></text:span></text:p>
      <text:p text:style-name="P16"><text:span text:style-name="Source_20_Text"><text:span text:style-name="T23"><text:s text:c="8"/></text:span></text:span><text:span text:style-name="Source_20_Text"><text:span text:style-name="T28">&lt;/dependency&gt;</text:span></text:span></text:p>
      <text:p text:style-name="P16"><text:span text:style-name="Source_20_Text"><text:span text:style-name="T28"/></text:span></text:p>
      <text:p text:style-name="P10"><text:span text:style-name="Source_20_Text"><text:span text:style-name="T18">Todo projeto do maven tem um nome - também configurável no pom.xml - que é identificado através da tag </text:span></text:span><text:span text:style-name="Source_20_Text"><text:span text:style-name="Emphasis"><text:span text:style-name="T14">artifactId</text:span></text:span></text:span><text:span text:style-name="Source_20_Text"><text:span text:style-name="T18">. No nosso caso, o nome do projeto é </text:span></text:span><text:span text:style-name="Source_20_Text"><text:span text:style-name="Emphasis"><text:span text:style-name="T14">produtos</text:span></text:span></text:span><text:span text:style-name="Source_20_Text"><text:span text:style-name="T18">. Além do nome, todo projeto pertence a algum grupo, identificado pelo</text:span></text:span><text:span text:style-name="Source_20_Text"><text:span text:style-name="Emphasis"><text:span text:style-name="T14">groupId</text:span></text:span></text:span><text:span text:style-name="Source_20_Text"><text:span text:style-name="T18">. Durante a criação de nosso projeto, escolhemos o grupo </text:span></text:span><text:span text:style-name="Source_20_Text"><text:span text:style-name="Emphasis"><text:span text:style-name="T14">br.com.caelum.maven</text:span></text:span></text:span><text:span text:style-name="Source_20_Text"><text:span text:style-name="T18">. Exemplos de groupId e </text:span></text:span><text:soft-page-break/><text:span text:style-name="Source_20_Text"><text:span text:style-name="T18">artifactIds para projetos famosos são:</text:span></text:span></text:p>
      <text:p text:style-name="P9"><text:span text:style-name="Source_20_Text"><text:span text:style-name="T26">groupId: org.hibernate artifactId: hiberante-core</text:span></text:span></text:p>
      <text:p text:style-name="P9"><text:span text:style-name="Source_20_Text"><text:span text:style-name="T7">groupId: br.com.caelum artifactId: vraptor</text:span></text:span></text:p>
      <text:p text:style-name="P9"><text:span text:style-name="Source_20_Text"><text:span text:style-name="T7">groupId: com.amazonaws artifactId: aws-java-sdk</text:span></text:span></text:p>
      <text:p text:style-name="P9"><text:span text:style-name="Source_20_Text"><text:span text:style-name="T20">O maven por padrão tenta sempre atualizar seus plugins internos toda vez que um comando é executado. Isso implica em tentar acessar a internet diversas vezes para verificar a última versão dos plugins cuja versão não foi especificada. Mesmo que não </text:span></text:span><text:span text:style-name="Source_20_Text"><text:span text:style-name="T18">estejamos usando plugins extras, a estrutura interna do maven já é composta por plugins (cada fase utiliza plugins como o de compilação, teste etc) implicando em uma demora toda vez que chamamos um comando do maven. Para evitar que o maven bata na rede toda vez que executamos um comando podemos invocá-lo com a flag -o, como por exemplo em:</text:span></text:span></text:p>
      <text:p text:style-name="P17"><text:span text:style-name="Source_20_Text"><text:span text:style-name="T5">mvn </text:span></text:span><text:span text:style-name="Source_20_Text"><text:span text:style-name="T31">-</text:span></text:span><text:span text:style-name="Source_20_Text"><text:span text:style-name="T5">o test</text:span></text:span></text:p>
      <text:p text:style-name="P17"><text:span text:style-name="Source_20_Text"><text:span text:style-name="T5"/></text:span></text:p>
      <text:p text:style-name="P17"><text:span text:style-name="Source_20_Text"><text:span text:style-name="T5"/></text:span></text:p>
      <text:p text:style-name="P11"><text:span text:style-name="Source_20_Text"><text:span text:style-name="T18">O maven é composto por diversos plugins e entre eles encontramos alguns interessantes que nos ajudam a controlar a qualidade de nosso projeto. O mais básico deles é o relatório de testes:</text:span></text:span></text:p>
      <text:p text:style-name="P16"><text:span text:style-name="Source_20_Text"><text:span text:style-name="T5">mvn surefire</text:span></text:span><text:span text:style-name="Source_20_Text"><text:span text:style-name="T31">-</text:span></text:span><text:span text:style-name="Source_20_Text"><text:span text:style-name="T5">report</text:span></text:span><text:span text:style-name="Source_20_Text"><text:span text:style-name="T31">:</text:span></text:span><text:span text:style-name="Source_20_Text"><text:span text:style-name="T5">report</text:span></text:span></text:p>
      <text:p text:style-name="P16"><text:span text:style-name="Source_20_Text"><text:span text:style-name="T5">open target</text:span></text:span><text:span text:style-name="Source_20_Text"><text:span text:style-name="T31">/</text:span></text:span><text:span text:style-name="Source_20_Text"><text:span text:style-name="T5">site</text:span></text:span><text:span text:style-name="Source_20_Text"><text:span text:style-name="T31">/</text:span></text:span><text:span text:style-name="Source_20_Text"><text:span text:style-name="T5">surefire</text:span></text:span><text:span text:style-name="Source_20_Text"><text:span text:style-name="T31">-</text:span></text:span><text:span text:style-name="Source_20_Text"><text:span text:style-name="T5">report</text:span></text:span><text:span text:style-name="Source_20_Text"><text:span text:style-name="T31">.</text:span></text:span><text:span text:style-name="Source_20_Text"><text:span text:style-name="T5">html</text:span></text:span></text:p>
      <text:p text:style-name="P17"><text:span text:style-name="Source_20_Text"><text:span text:style-name="T5"/></text:span></text:p>
      <text:p text:style-name="P11"><text:span text:style-name="Source_20_Text"><text:span text:style-name="T18">Podemos também usar a ferramenta </text:span></text:span><text:span text:style-name="Source_20_Text"><text:span text:style-name="Emphasis"><text:span text:style-name="T14">PMD</text:span></text:span></text:span><text:span text:style-name="Source_20_Text"><text:span text:style-name="T18"> para gerar um relatório que detecta possíveis problemas comuns de padrão de código que gostaríamos de remover. Para isso, abrimos nossa aplicação de exemplo e, no método main, adicionamos uma variável não utilizada:</text:span></text:span></text:p>
      <text:p text:style-name="P16"><text:span text:style-name="Source_20_Text"><text:span text:style-name="T28">public</text:span></text:span><text:span text:style-name="Source_20_Text"><text:span text:style-name="T25"> </text:span></text:span><text:span text:style-name="Source_20_Text"><text:span text:style-name="T28">class</text:span></text:span><text:span text:style-name="Source_20_Text"><text:span text:style-name="T25"> </text:span></text:span><text:span text:style-name="Source_20_Text"><text:span text:style-name="T33">App</text:span></text:span><text:span text:style-name="Source_20_Text"><text:span text:style-name="T25"> </text:span></text:span></text:p>
      <text:p text:style-name="P16"><text:span text:style-name="Source_20_Text"><text:span text:style-name="T31">{</text:span></text:span></text:p>
      <text:p text:style-name="P16"><text:span text:style-name="Source_20_Text"><text:span text:style-name="T23"><text:s text:c="4"/></text:span></text:span><text:span text:style-name="Source_20_Text"><text:span text:style-name="T28">public</text:span></text:span><text:span text:style-name="Source_20_Text"><text:span text:style-name="T25"> </text:span></text:span><text:span text:style-name="Source_20_Text"><text:span text:style-name="T28">static</text:span></text:span><text:span text:style-name="Source_20_Text"><text:span text:style-name="T25"> </text:span></text:span><text:span text:style-name="Source_20_Text"><text:span text:style-name="T28">void</text:span></text:span><text:span text:style-name="Source_20_Text"><text:span text:style-name="T25"> </text:span></text:span><text:span text:style-name="Source_20_Text"><text:span text:style-name="T5">main</text:span></text:span><text:span text:style-name="Source_20_Text"><text:span text:style-name="T31">(</text:span></text:span><text:span text:style-name="Source_20_Text"><text:span text:style-name="T25"> </text:span></text:span><text:span text:style-name="Source_20_Text"><text:span text:style-name="T33">String</text:span></text:span><text:span text:style-name="Source_20_Text"><text:span text:style-name="T31">[]</text:span></text:span><text:span text:style-name="Source_20_Text"><text:span text:style-name="T25"> </text:span></text:span><text:span text:style-name="Source_20_Text"><text:span text:style-name="T5">args </text:span></text:span><text:span text:style-name="Source_20_Text"><text:span text:style-name="T31">)</text:span></text:span></text:p>
      <text:p text:style-name="P16"><text:span text:style-name="Source_20_Text"><text:span text:style-name="T23"><text:s text:c="4"/></text:span></text:span><text:span text:style-name="Source_20_Text"><text:span text:style-name="T31">{</text:span></text:span></text:p>
      <text:p text:style-name="P16"><text:span text:style-name="Source_20_Text"><text:span text:style-name="T23"><text:s text:c="8"/></text:span></text:span><text:span text:style-name="Source_20_Text"><text:span text:style-name="T33">String</text:span></text:span><text:span text:style-name="Source_20_Text"><text:span text:style-name="T25"> </text:span></text:span><text:span text:style-name="Source_20_Text"><text:span text:style-name="T5">nome </text:span></text:span><text:span text:style-name="Source_20_Text"><text:span text:style-name="T31">=</text:span></text:span><text:span text:style-name="Source_20_Text"><text:span text:style-name="T25"> </text:span></text:span><text:span text:style-name="Source_20_Text"><text:span text:style-name="T34">""</text:span></text:span><text:span text:style-name="Source_20_Text"><text:span text:style-name="T31">;</text:span></text:span></text:p>
      <text:p text:style-name="P16"><text:span text:style-name="Source_20_Text"><text:span text:style-name="T23"><text:s text:c="8"/></text:span></text:span><text:span text:style-name="Source_20_Text"><text:span text:style-name="T33">System</text:span></text:span><text:span text:style-name="Source_20_Text"><text:span text:style-name="T31">.</text:span></text:span><text:span text:style-name="Source_20_Text"><text:span text:style-name="T28">out</text:span></text:span><text:span text:style-name="Source_20_Text"><text:span text:style-name="T31">.</text:span></text:span><text:span text:style-name="Source_20_Text"><text:span text:style-name="T5">println</text:span></text:span><text:span text:style-name="Source_20_Text"><text:span text:style-name="T31">(</text:span></text:span><text:span text:style-name="Source_20_Text"><text:span text:style-name="T25"> </text:span></text:span><text:span text:style-name="Source_20_Text"><text:span text:style-name="T34">"Hello World!"</text:span></text:span><text:span text:style-name="Source_20_Text"><text:span text:style-name="T25"> </text:span></text:span><text:span text:style-name="Source_20_Text"><text:span text:style-name="T31">);</text:span></text:span></text:p>
      <text:p text:style-name="P16"><text:span text:style-name="Source_20_Text"><text:span text:style-name="T23"><text:s text:c="4"/></text:span></text:span><text:span text:style-name="Source_20_Text"><text:span text:style-name="T31">}</text:span></text:span></text:p>
      <text:p text:style-name="P16"><text:span text:style-name="Source_20_Text"><text:span text:style-name="T31">}</text:span></text:span></text:p>
      <text:p text:style-name="P5">Rodamos o relatório:</text:p>
      <text:p text:style-name="P16"><text:span text:style-name="Source_20_Text"><text:span text:style-name="T5">mvn pmd:</text:span></text:span><text:span text:style-name="Source_20_Text"><text:span text:style-name="T6">pmd</text:span></text:span></text:p>
      <text:p text:style-name="P16"><text:span text:style-name="Source_20_Text"><text:span text:style-name="T6"/></text:span></text:p>
      <text:p text:style-name="P10"><text:span text:style-name="Source_20_Text"><text:span text:style-name="T19">Se desejamos colocar estes relatórios no ciclo de integração e build contínuo com uma ferramenta como o Jenkins, é comum desejarmos quebrar nosso build caso existam falhas em algum deles. Isso já acontece naturalmente ao invocarmos os comandos </text:span></text:span><text:soft-page-break/><text:span text:style-name="Source_20_Text"><text:span text:style-name="T19">anteriores e por isso podemos fazer algumas fases na configuração do Jenkins como:</text:span></text:span></text:p>
      <text:p text:style-name="P16"><text:span text:style-name="Source_20_Text"><text:span text:style-name="T35"># fase 1: compilação e testes</text:span></text:span></text:p>
      <text:p text:style-name="P18"><text:span text:style-name="Source_20_Text"><text:span text:style-name="T5">mvn clear test</text:span></text:span></text:p>
      <text:p text:style-name="P16"><text:span text:style-name="Source_20_Text"><text:span text:style-name="T35"># fase 2: relatórios do pmd</text:span></text:span></text:p>
      <text:p text:style-name="P16"><text:span text:style-name="Source_20_Text"><text:span text:style-name="T5">mvn pmd</text:span></text:span><text:span text:style-name="Source_20_Text"><text:span text:style-name="T31">:</text:span></text:span><text:span text:style-name="Source_20_Text"><text:span text:style-name="T5">pmd</text:span></text:span></text:p>
      <text:p text:style-name="P16"><text:span text:style-name="Source_20_Text"><text:span text:style-name="T35"># fase 3 : gerando o artefato final</text:span></text:span></text:p>
      <text:p text:style-name="P16"><text:span text:style-name="Source_20_Text"><text:span text:style-name="T5">mvn </text:span></text:span><text:span text:style-name="Source_20_Text"><text:span text:style-name="T28">package</text:span></text:span></text:p>
      <text:p text:style-name="P10"><text:span text:style-name="Source_20_Text"><text:span text:style-name="T19">Podemos adicionar plugins externos também. Para calcular a cobertura e falhar nosso build caso tenhamos algum problema com ela, podemos utilizar o Jacoco. Para isso precisamos primeiro editar o pom.xml e adicionar o plugin </text:span></text:span><text:span text:style-name="Source_20_Text"><text:span text:style-name="Strong_20_Emphasis"><text:span text:style-name="T11">após</text:span></text:span></text:span><text:span text:style-name="Source_20_Text"><text:span text:style-name="T19">as dependências:</text:span></text:span></text:p>
      <text:p text:style-name="P16"><text:span text:style-name="Source_20_Text"><text:span text:style-name="T28">&lt;build&gt;</text:span></text:span></text:p>
      <text:p text:style-name="P16"><text:span text:style-name="Source_20_Text"><text:span text:style-name="T23"><text:s text:c="4"/></text:span></text:span><text:span text:style-name="Source_20_Text"><text:span text:style-name="T28">&lt;plugins&gt;</text:span></text:span></text:p>
      <text:p text:style-name="P16"><text:span text:style-name="Source_20_Text"><text:span text:style-name="T23"><text:s text:c="8"/></text:span></text:span><text:span text:style-name="Source_20_Text"><text:span text:style-name="T28">&lt;plugin&gt;</text:span></text:span></text:p>
      <text:p text:style-name="P16"><text:span text:style-name="Source_20_Text"><text:span text:style-name="T23"><text:s text:c="10"/></text:span></text:span><text:span text:style-name="Source_20_Text"><text:span text:style-name="T28">&lt;groupId&gt;</text:span></text:span><text:span text:style-name="Source_20_Text"><text:span text:style-name="T5">org.jacoco</text:span></text:span><text:span text:style-name="Source_20_Text"><text:span text:style-name="T28">&lt;/groupId&gt;</text:span></text:span></text:p>
      <text:p text:style-name="P16"><text:span text:style-name="Source_20_Text"><text:span text:style-name="T23"><text:s text:c="10"/></text:span></text:span><text:span text:style-name="Source_20_Text"><text:span text:style-name="T28">&lt;artifactId&gt;</text:span></text:span><text:span text:style-name="Source_20_Text"><text:span text:style-name="T5">jacoco-maven-plugin</text:span></text:span><text:span text:style-name="Source_20_Text"><text:span text:style-name="T28">&lt;/artifactId&gt;</text:span></text:span></text:p>
      <text:p text:style-name="P16"><text:span text:style-name="Source_20_Text"><text:span text:style-name="T23"><text:s text:c="10"/></text:span></text:span><text:span text:style-name="Source_20_Text"><text:span text:style-name="T28">&lt;version&gt;</text:span></text:span><text:span text:style-name="Source_20_Text"><text:span text:style-name="T5">0.6.3-SNAPSHOT</text:span></text:span><text:span text:style-name="Source_20_Text"><text:span text:style-name="T28">&lt;/version&gt;</text:span></text:span></text:p>
      <text:p text:style-name="P16"><text:span text:style-name="Source_20_Text"><text:span text:style-name="T23"><text:s text:c="8"/></text:span></text:span><text:span text:style-name="Source_20_Text"><text:span text:style-name="T28">&lt;/plugin&gt;</text:span></text:span></text:p>
      <text:p text:style-name="P16"><text:span text:style-name="Source_20_Text"><text:span text:style-name="T23"><text:s text:c="4"/></text:span></text:span><text:span text:style-name="Source_20_Text"><text:span text:style-name="T28">&lt;/plugins&gt;</text:span></text:span></text:p>
      <text:p text:style-name="P16"><text:span text:style-name="Source_20_Text"><text:span text:style-name="T28">&lt;/build&gt;</text:span></text:span></text:p>
      <text:p text:style-name="P5">Agora temos alguns passos como em todas as bibliotecas de instrumentação e cobertura. Queremos que esses passos sejam executados toda vez que criarmos nosso pacote (mvn package). Por isso, dentro de nosso plugin, configuramos ele:</text:p>
      <text:p text:style-name="P3"><text:span text:style-name="Source_20_Text"><text:span text:style-name="T38">&lt;</text:span></text:span><text:span text:style-name="T47">project </text:span><text:span text:style-name="T51">xmlns</text:span><text:span text:style-name="T3">=</text:span><text:span text:style-name="T53">"http://maven.apache.org/POM/4.0.0"</text:span><text:span text:style-name="T49"> </text:span><text:span text:style-name="T51">xmlns:xsi</text:span><text:span text:style-name="T3">=</text:span><text:span text:style-name="T53">"http://www.w3.org/2001/XMLSchema-instance"</text:span></text:p>
      <text:p text:style-name="P2"><text:span text:style-name="T48"><text:tab/></text:span><text:span text:style-name="T50">xsi:schemaLocation</text:span><text:span text:style-name="T1">=</text:span><text:span text:style-name="T52">"http://maven.apache.org/POM/4.0.0 http://maven.apache.org/maven-v4_0_0.xsd"</text:span><text:span text:style-name="T44">&gt;</text:span></text:p>
      <text:p text:style-name="P2"><text:span text:style-name="T1"><text:tab/></text:span><text:span text:style-name="T44">&lt;</text:span><text:span text:style-name="T46">modelVersion</text:span><text:span text:style-name="T44">&gt;</text:span><text:span text:style-name="T1">4.0.0</text:span><text:span text:style-name="T44">&lt;/</text:span><text:span text:style-name="T46">modelVersion</text:span><text:span text:style-name="T44">&gt;</text:span></text:p>
      <text:p text:style-name="P2"><text:span text:style-name="T1"><text:tab/></text:span><text:span text:style-name="T44">&lt;</text:span><text:span text:style-name="T46">groupId</text:span><text:span text:style-name="T44">&gt;</text:span><text:span text:style-name="T1">br.com.caelum.maven</text:span><text:span text:style-name="T44">&lt;/</text:span><text:span text:style-name="T46">groupId</text:span><text:span text:style-name="T44">&gt;</text:span></text:p>
      <text:p text:style-name="P2"><text:span text:style-name="T1"><text:tab/></text:span><text:span text:style-name="T44">&lt;</text:span><text:span text:style-name="T46">artifactId</text:span><text:span text:style-name="T44">&gt;</text:span><text:span text:style-name="T2">produtos</text:span><text:span text:style-name="T44">&lt;/</text:span><text:span text:style-name="T46">artifactId</text:span><text:span text:style-name="T44">&gt;</text:span></text:p>
      <text:p text:style-name="P2"><text:span text:style-name="T1"><text:tab/></text:span><text:span text:style-name="T44">&lt;</text:span><text:span text:style-name="T46">packaging</text:span><text:span text:style-name="T44">&gt;</text:span><text:span text:style-name="T1">jar</text:span><text:span text:style-name="T44">&lt;/</text:span><text:span text:style-name="T46">packaging</text:span><text:span text:style-name="T44">&gt;</text:span></text:p>
      <text:p text:style-name="P2"><text:span text:style-name="T1"><text:tab/></text:span><text:span text:style-name="T44">&lt;</text:span><text:span text:style-name="T46">version</text:span><text:span text:style-name="T44">&gt;</text:span><text:span text:style-name="T1">1.0-SNAPSHOT</text:span><text:span text:style-name="T44">&lt;/</text:span><text:span text:style-name="T46">version</text:span><text:span text:style-name="T44">&gt;</text:span></text:p>
      <text:p text:style-name="P2"><text:span text:style-name="T1"><text:tab/></text:span><text:span text:style-name="T44">&lt;</text:span><text:span text:style-name="T46">name</text:span><text:span text:style-name="T44">&gt;</text:span><text:span text:style-name="T2">produtos</text:span><text:span text:style-name="T44">&lt;/</text:span><text:span text:style-name="T46">name</text:span><text:span text:style-name="T44">&gt;</text:span></text:p>
      <text:p text:style-name="P2"><text:span text:style-name="T1"><text:tab/></text:span><text:span text:style-name="T44">&lt;</text:span><text:span text:style-name="T46">url</text:span><text:span text:style-name="T44">&gt;</text:span><text:span text:style-name="T1">http://maven.apache.org</text:span><text:span text:style-name="T44">&lt;/</text:span><text:span text:style-name="T46">url</text:span><text:span text:style-name="T44">&gt;</text:span></text:p>
      <text:p text:style-name="P2"><text:span text:style-name="T1"><text:tab/></text:span><text:span text:style-name="T44">&lt;</text:span><text:span text:style-name="T46">dependencies</text:span><text:span text:style-name="T44">&gt;</text:span></text:p>
      <text:p text:style-name="P2"><text:span text:style-name="T1"><text:tab/><text:tab/></text:span><text:span text:style-name="T44">&lt;</text:span><text:span text:style-name="T46">dependency</text:span><text:span text:style-name="T44">&gt;</text:span></text:p>
      <text:p text:style-name="P2"><text:span text:style-name="T1"><text:tab/><text:tab/><text:tab/></text:span><text:span text:style-name="T44">&lt;</text:span><text:span text:style-name="T46">groupId</text:span><text:span text:style-name="T44">&gt;</text:span><text:span text:style-name="T2">junit</text:span><text:span text:style-name="T44">&lt;/</text:span><text:span text:style-name="T46">groupId</text:span><text:span text:style-name="T44">&gt;</text:span></text:p>
      <text:p text:style-name="P2"><text:span text:style-name="T1"><text:tab/><text:tab/><text:tab/></text:span><text:span text:style-name="T44">&lt;</text:span><text:span text:style-name="T46">artifactId</text:span><text:span text:style-name="T44">&gt;</text:span><text:span text:style-name="T2">junit</text:span><text:span text:style-name="T44">&lt;/</text:span><text:span text:style-name="T46">artifactId</text:span><text:span text:style-name="T44">&gt;</text:span></text:p>
      <text:p text:style-name="P2"><text:span text:style-name="T1"><text:tab/><text:tab/><text:tab/></text:span><text:span text:style-name="T44">&lt;</text:span><text:span text:style-name="T46">version</text:span><text:span text:style-name="T44">&gt;</text:span><text:span text:style-name="T1">3.8.1</text:span><text:span text:style-name="T44">&lt;/</text:span><text:span text:style-name="T46">version</text:span><text:span text:style-name="T44">&gt;</text:span></text:p>
      <text:p text:style-name="P2"><text:span text:style-name="T1"><text:tab/><text:tab/><text:tab/></text:span><text:span text:style-name="T44">&lt;</text:span><text:span text:style-name="T46">scope</text:span><text:span text:style-name="T44">&gt;</text:span><text:span text:style-name="T1">test</text:span><text:span text:style-name="T44">&lt;/</text:span><text:span text:style-name="T46">scope</text:span><text:span text:style-name="T44">&gt;</text:span></text:p>
      <text:p text:style-name="P2"><text:span text:style-name="T1"><text:tab/><text:tab/></text:span><text:span text:style-name="T44">&lt;/</text:span><text:span text:style-name="T46">dependency</text:span><text:span text:style-name="T44">&gt;</text:span></text:p>
      <text:p text:style-name="P2"><text:span text:style-name="T1"><text:tab/><text:tab/></text:span><text:span text:style-name="T44">&lt;</text:span><text:span text:style-name="T46">dependency</text:span><text:span text:style-name="T44">&gt;</text:span></text:p>
      <text:p text:style-name="P2"><text:span text:style-name="T1"><text:tab/><text:tab/><text:tab/></text:span><text:span text:style-name="T44">&lt;</text:span><text:span text:style-name="T46">groupId</text:span><text:span text:style-name="T44">&gt;</text:span><text:span text:style-name="T1">com.thoughtworks.xstream</text:span><text:span text:style-name="T44">&lt;/</text:span><text:span text:style-name="T46">groupId</text:span><text:span text:style-name="T44">&gt;</text:span></text:p>
      <text:p text:style-name="P2"><text:span text:style-name="T1"><text:tab/><text:tab/><text:tab/></text:span><text:span text:style-name="T44">&lt;</text:span><text:span text:style-name="T46">artifactId</text:span><text:span text:style-name="T44">&gt;</text:span><text:span text:style-name="T2">xstream</text:span><text:span text:style-name="T44">&lt;/</text:span><text:span text:style-name="T46">artifactId</text:span><text:span text:style-name="T44">&gt;</text:span></text:p>
      <text:p text:style-name="P2"><text:span text:style-name="T1"><text:tab/><text:tab/><text:tab/></text:span><text:span text:style-name="T44">&lt;</text:span><text:span text:style-name="T46">version</text:span><text:span text:style-name="T44">&gt;</text:span><text:span text:style-name="T1">1.3.1</text:span><text:span text:style-name="T44">&lt;/</text:span><text:span text:style-name="T46">version</text:span><text:span text:style-name="T44">&gt;</text:span></text:p>
      <text:p text:style-name="P2"><text:span text:style-name="T1"><text:tab/><text:tab/></text:span><text:span text:style-name="T44">&lt;/</text:span><text:span text:style-name="T46">dependency</text:span><text:span text:style-name="T44">&gt;</text:span></text:p>
      <text:p text:style-name="P2"><text:span text:style-name="T1"><text:tab/></text:span><text:span text:style-name="T44">&lt;/</text:span><text:span text:style-name="T46">dependencies</text:span><text:span text:style-name="T44">&gt;</text:span></text:p>
      <text:p text:style-name="P2"><text:span text:style-name="T1"><text:tab/></text:span><text:span text:style-name="T44">&lt;</text:span><text:span text:style-name="T46">build</text:span><text:span text:style-name="T44">&gt;</text:span></text:p>
      <text:p text:style-name="P2"><text:soft-page-break/><text:span text:style-name="T1"><text:tab/><text:tab/></text:span><text:span text:style-name="T44">&lt;</text:span><text:span text:style-name="T46">plugins</text:span><text:span text:style-name="T44">&gt;</text:span></text:p>
      <text:p text:style-name="P2"><text:span text:style-name="T1"><text:tab/><text:tab/><text:tab/></text:span><text:span text:style-name="T44">&lt;</text:span><text:span text:style-name="T46">plugin</text:span><text:span text:style-name="T44">&gt;</text:span></text:p>
      <text:p text:style-name="P2"><text:span text:style-name="T1"><text:tab/><text:tab/><text:tab/><text:tab/></text:span><text:span text:style-name="T44">&lt;</text:span><text:span text:style-name="T46">groupId</text:span><text:span text:style-name="T44">&gt;</text:span><text:span text:style-name="T1">org.jacoco</text:span><text:span text:style-name="T44">&lt;/</text:span><text:span text:style-name="T46">groupId</text:span><text:span text:style-name="T44">&gt;</text:span></text:p>
      <text:p text:style-name="P2"><text:span text:style-name="T1"><text:tab/><text:tab/><text:tab/><text:tab/></text:span><text:span text:style-name="T44">&lt;</text:span><text:span text:style-name="T46">artifactId</text:span><text:span text:style-name="T44">&gt;</text:span><text:span text:style-name="T2">jacoco</text:span><text:span text:style-name="T1">-</text:span><text:span text:style-name="T2">maven</text:span><text:span text:style-name="T1">-</text:span><text:span text:style-name="T2">plugin</text:span><text:span text:style-name="T44">&lt;/</text:span><text:span text:style-name="T46">artifactId</text:span><text:span text:style-name="T44">&gt;</text:span></text:p>
      <text:p text:style-name="P1"><text:span text:style-name="T3"><text:tab/><text:tab/><text:tab/><text:tab/></text:span><text:span text:style-name="T45">&lt;</text:span><text:span text:style-name="T47">version</text:span><text:span text:style-name="T45">&gt;</text:span><text:span text:style-name="T3">0.7.4.201502262128</text:span><text:span text:style-name="T45">&lt;/</text:span><text:span text:style-name="T47">version</text:span><text:span text:style-name="T45">&gt;</text:span></text:p>
      <text:p text:style-name="P2"><text:span text:style-name="T1"><text:tab/><text:tab/><text:tab/><text:tab/></text:span><text:span text:style-name="T44">&lt;</text:span><text:span text:style-name="T46">executions</text:span><text:span text:style-name="T44">&gt;</text:span></text:p>
      <text:p text:style-name="P2"><text:span text:style-name="T1"><text:tab/><text:tab/><text:tab/><text:tab/><text:tab/></text:span><text:span text:style-name="T44">&lt;</text:span><text:span text:style-name="T46">execution</text:span><text:span text:style-name="T44">&gt;</text:span></text:p>
      <text:p text:style-name="P2"><text:span text:style-name="T1"><text:tab/><text:tab/><text:tab/><text:tab/><text:tab/><text:tab/></text:span><text:span text:style-name="T44">&lt;</text:span><text:span text:style-name="T46">id</text:span><text:span text:style-name="T44">&gt;</text:span><text:span text:style-name="T1">prepare-agent</text:span><text:span text:style-name="T44">&lt;/</text:span><text:span text:style-name="T46">id</text:span><text:span text:style-name="T44">&gt;</text:span></text:p>
      <text:p text:style-name="P2"><text:span text:style-name="T1"><text:tab/><text:tab/><text:tab/><text:tab/><text:tab/><text:tab/></text:span><text:span text:style-name="T44">&lt;</text:span><text:span text:style-name="T46">goals</text:span><text:span text:style-name="T44">&gt;</text:span></text:p>
      <text:p text:style-name="P2"><text:span text:style-name="T1"><text:tab/><text:tab/><text:tab/><text:tab/><text:tab/><text:tab/><text:tab/></text:span><text:span text:style-name="T44">&lt;</text:span><text:span text:style-name="T46">goal</text:span><text:span text:style-name="T44">&gt;</text:span><text:span text:style-name="T1">prepare-agent</text:span><text:span text:style-name="T44">&lt;/</text:span><text:span text:style-name="T46">goal</text:span><text:span text:style-name="T44">&gt;</text:span></text:p>
      <text:p text:style-name="P2"><text:span text:style-name="T1"><text:tab/><text:tab/><text:tab/><text:tab/><text:tab/><text:tab/></text:span><text:span text:style-name="T44">&lt;/</text:span><text:span text:style-name="T46">goals</text:span><text:span text:style-name="T44">&gt;</text:span></text:p>
      <text:p text:style-name="P2"><text:span text:style-name="T1"><text:tab/><text:tab/><text:tab/><text:tab/><text:tab/></text:span><text:span text:style-name="T44">&lt;/</text:span><text:span text:style-name="T46">execution</text:span><text:span text:style-name="T44">&gt;</text:span></text:p>
      <text:p text:style-name="P2"><text:span text:style-name="T1"><text:tab/><text:tab/><text:tab/><text:tab/><text:tab/></text:span><text:span text:style-name="T44">&lt;</text:span><text:span text:style-name="T46">execution</text:span><text:span text:style-name="T44">&gt;</text:span></text:p>
      <text:p text:style-name="P2"><text:span text:style-name="T1"><text:tab/><text:tab/><text:tab/><text:tab/><text:tab/><text:tab/></text:span><text:span text:style-name="T44">&lt;</text:span><text:span text:style-name="T46">id</text:span><text:span text:style-name="T44">&gt;</text:span><text:span text:style-name="T1">report</text:span><text:span text:style-name="T44">&lt;/</text:span><text:span text:style-name="T46">id</text:span><text:span text:style-name="T44">&gt;</text:span></text:p>
      <text:p text:style-name="P2"><text:span text:style-name="T1"><text:tab/><text:tab/><text:tab/><text:tab/><text:tab/><text:tab/></text:span><text:span text:style-name="T44">&lt;</text:span><text:span text:style-name="T46">phase</text:span><text:span text:style-name="T44">&gt;</text:span><text:span text:style-name="T1">prepare-package</text:span><text:span text:style-name="T44">&lt;/</text:span><text:span text:style-name="T46">phase</text:span><text:span text:style-name="T44">&gt;</text:span></text:p>
      <text:p text:style-name="P2"><text:span text:style-name="T1"><text:tab/><text:tab/><text:tab/><text:tab/><text:tab/><text:tab/></text:span><text:span text:style-name="T44">&lt;</text:span><text:span text:style-name="T46">goals</text:span><text:span text:style-name="T44">&gt;</text:span></text:p>
      <text:p text:style-name="P2"><text:span text:style-name="T1"><text:tab/><text:tab/><text:tab/><text:tab/><text:tab/><text:tab/><text:tab/></text:span><text:span text:style-name="T44">&lt;</text:span><text:span text:style-name="T46">goal</text:span><text:span text:style-name="T44">&gt;</text:span><text:span text:style-name="T1">report</text:span><text:span text:style-name="T44">&lt;/</text:span><text:span text:style-name="T46">goal</text:span><text:span text:style-name="T44">&gt;</text:span></text:p>
      <text:p text:style-name="P2"><text:span text:style-name="T1"><text:tab/><text:tab/><text:tab/><text:tab/><text:tab/><text:tab/></text:span><text:span text:style-name="T44">&lt;/</text:span><text:span text:style-name="T46">goals</text:span><text:span text:style-name="T44">&gt;</text:span></text:p>
      <text:p text:style-name="P2"><text:span text:style-name="T1"><text:tab/><text:tab/><text:tab/><text:tab/><text:tab/></text:span><text:span text:style-name="T44">&lt;/</text:span><text:span text:style-name="T46">execution</text:span><text:span text:style-name="T44">&gt;</text:span></text:p>
      <text:p text:style-name="P2"><text:span text:style-name="T1"><text:tab/><text:tab/><text:tab/><text:tab/></text:span><text:span text:style-name="T44">&lt;/</text:span><text:span text:style-name="T46">executions</text:span><text:span text:style-name="T44">&gt;</text:span></text:p>
      <text:p text:style-name="P2"><text:span text:style-name="T1"><text:tab/><text:tab/><text:tab/></text:span><text:span text:style-name="T44">&lt;/</text:span><text:span text:style-name="T46">plugin</text:span><text:span text:style-name="T44">&gt;</text:span></text:p>
      <text:p text:style-name="P2"><text:span text:style-name="T1"><text:tab/><text:tab/></text:span><text:span text:style-name="T44">&lt;/</text:span><text:span text:style-name="T46">plugins</text:span><text:span text:style-name="T44">&gt;</text:span></text:p>
      <text:p text:style-name="P2"><text:span text:style-name="T1"><text:tab/></text:span><text:span text:style-name="T44">&lt;/</text:span><text:span text:style-name="T46">build</text:span><text:span text:style-name="T44">&gt;</text:span></text:p>
      <text:p text:style-name="P2"><text:span text:style-name="T44">&lt;/</text:span><text:span text:style-name="T46">project</text:span><text:span text:style-name="T44">&gt;</text:span></text:p>
      <text:p text:style-name="P16"><text:span text:style-name="Source_20_Text"><text:span text:style-name="T30"/></text:span></text:p>
      <text:p text:style-name="P5">O relatório será gerado e podemos visualizá-lo:</text:p>
      <text:p text:style-name="P16"><text:span text:style-name="Source_20_Text"><text:span text:style-name="T5">mvn </text:span></text:span><text:span text:style-name="Source_20_Text"><text:span text:style-name="T28">package</text:span></text:span></text:p>
      <text:p text:style-name="P16"><text:span text:style-name="Source_20_Text"><text:span text:style-name="T5">open target</text:span></text:span><text:span text:style-name="Source_20_Text"><text:span text:style-name="T31">/</text:span></text:span><text:span text:style-name="Source_20_Text"><text:span text:style-name="T5">site</text:span></text:span><text:span text:style-name="Source_20_Text"><text:span text:style-name="T31">/</text:span></text:span><text:span text:style-name="Source_20_Text"><text:span text:style-name="T5">jacoco</text:span></text:span><text:span text:style-name="Source_20_Text"><text:span text:style-name="T31">/</text:span></text:span><text:span text:style-name="Source_20_Text"><text:span text:style-name="T5">index</text:span></text:span><text:span text:style-name="Source_20_Text"><text:span text:style-name="T31">.</text:span></text:span><text:span text:style-name="Source_20_Text"><text:span text:style-name="T5">html</text:span></text:span></text:p>
      <text:p text:style-name="P16"><text:span text:style-name="Source_20_Text"><text:span text:style-name="T5"/></text:span></text:p>
      <text:p text:style-name="P16"><text:span text:style-name="Source_20_Text"><text:span text:style-name="T5"/></text:span></text:p>
      <text:p text:style-name="P10"><text:span text:style-name="Source_20_Text"><text:span text:style-name="T16">Podemos adicionar mais uma configuração, para dizer o mínimo de cobertura desejado:</text:span></text:span></text:p>
      <text:p text:style-name="P16"><text:span text:style-name="Source_20_Text"><text:span text:style-name="T23"><text:s text:c="8"/></text:span></text:span><text:span text:style-name="Source_20_Text"><text:span text:style-name="T28">&lt;plugin&gt;</text:span></text:span></text:p>
      <text:p text:style-name="P16"><text:span text:style-name="Source_20_Text"><text:span text:style-name="T23"><text:s text:c="10"/></text:span></text:span><text:span text:style-name="Source_20_Text"><text:span text:style-name="T28">&lt;groupId&gt;</text:span></text:span><text:span text:style-name="Source_20_Text"><text:span text:style-name="T5">org.jacoco</text:span></text:span><text:span text:style-name="Source_20_Text"><text:span text:style-name="T28">&lt;/groupId&gt;</text:span></text:span></text:p>
      <text:p text:style-name="P16"><text:span text:style-name="Source_20_Text"><text:span text:style-name="T23"><text:s text:c="10"/></text:span></text:span><text:span text:style-name="Source_20_Text"><text:span text:style-name="T28">&lt;artifactId&gt;</text:span></text:span><text:span text:style-name="Source_20_Text"><text:span text:style-name="T5">jacoco-maven-plugin</text:span></text:span><text:span text:style-name="Source_20_Text"><text:span text:style-name="T28">&lt;/artifactId&gt;</text:span></text:span></text:p>
      <text:p text:style-name="P16"><text:span text:style-name="Source_20_Text"><text:span text:style-name="T23"><text:s text:c="10"/></text:span></text:span><text:span text:style-name="Source_20_Text"><text:span text:style-name="T28">&lt;version&gt;</text:span></text:span><text:span text:style-name="Source_20_Text"><text:span text:style-name="T5">0.6.2.201302030002</text:span></text:span><text:span text:style-name="Source_20_Text"><text:span text:style-name="T28">&lt;/version&gt;</text:span></text:span></text:p>
      <text:p text:style-name="P16"><text:span text:style-name="Source_20_Text"><text:span text:style-name="T23"><text:s text:c="8"/></text:span></text:span><text:span text:style-name="Source_20_Text"><text:span text:style-name="T28">&lt;executions&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id&gt;</text:span></text:span><text:span text:style-name="Source_20_Text"><text:span text:style-name="T5">prepare-agent</text:span></text:span><text:span text:style-name="Source_20_Text"><text:span text:style-name="T28">&lt;/id&gt;</text:span></text:span></text:p>
      <text:p text:style-name="P16"><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goal&gt;</text:span></text:span><text:span text:style-name="Source_20_Text"><text:span text:style-name="T5">prepare-agent</text:span></text:span><text:span text:style-name="Source_20_Text"><text:span text:style-name="T28">&lt;/goal&gt;</text:span></text:span></text:p>
      <text:p text:style-name="P16"><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id&gt;</text:span></text:span><text:span text:style-name="Source_20_Text"><text:span text:style-name="T5">report</text:span></text:span><text:span text:style-name="Source_20_Text"><text:span text:style-name="T28">&lt;/id&gt;</text:span></text:span></text:p>
      <text:p text:style-name="P16"><text:span text:style-name="Source_20_Text"><text:span text:style-name="T23"><text:s text:c="8"/></text:span></text:span><text:span text:style-name="Source_20_Text"><text:span text:style-name="T28">&lt;phase&gt;</text:span></text:span><text:span text:style-name="Source_20_Text"><text:span text:style-name="T5">prepare-package</text:span></text:span><text:span text:style-name="Source_20_Text"><text:span text:style-name="T28">&lt;/phase&gt;</text:span></text:span></text:p>
      <text:p text:style-name="P16"><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goal&gt;</text:span></text:span><text:span text:style-name="Source_20_Text"><text:span text:style-name="T5">report</text:span></text:span><text:span text:style-name="Source_20_Text"><text:span text:style-name="T28">&lt;/goal&gt;</text:span></text:span></text:p>
      <text:p text:style-name="P16"><text:soft-page-break/><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id&gt;</text:span></text:span><text:span text:style-name="Source_20_Text"><text:span text:style-name="T5">check</text:span></text:span><text:span text:style-name="Source_20_Text"><text:span text:style-name="T28">&lt;/id&gt;</text:span></text:span></text:p>
      <text:p text:style-name="P16"><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goal&gt;</text:span></text:span><text:span text:style-name="Source_20_Text"><text:span text:style-name="T5">check</text:span></text:span><text:span text:style-name="Source_20_Text"><text:span text:style-name="T28">&lt;/goal&gt;</text:span></text:span></text:p>
      <text:p text:style-name="P16"><text:span text:style-name="Source_20_Text"><text:span text:style-name="T23"><text:s text:c="8"/></text:span></text:span><text:span text:style-name="Source_20_Text"><text:span text:style-name="T28">&lt;/goals&gt;</text:span></text:span></text:p>
      <text:p text:style-name="P16"><text:span text:style-name="Source_20_Text"><text:span text:style-name="T23"><text:s text:c="8"/></text:span></text:span><text:span text:style-name="Source_20_Text"><text:span text:style-name="T28">&lt;configuration&gt;</text:span></text:span></text:p>
      <text:p text:style-name="P16"><text:span text:style-name="Source_20_Text"><text:span text:style-name="T23"><text:s text:c="8"/></text:span></text:span><text:span text:style-name="Source_20_Text"><text:span text:style-name="T28">&lt;check&gt;</text:span></text:span></text:p>
      <text:p text:style-name="P16"><text:span text:style-name="Source_20_Text"><text:span text:style-name="T23"><text:s text:c="8"/></text:span></text:span><text:span text:style-name="Source_20_Text"><text:span text:style-name="T28">&lt;classRatio&gt;</text:span></text:span><text:span text:style-name="Source_20_Text"><text:span text:style-name="T5">100</text:span></text:span><text:span text:style-name="Source_20_Text"><text:span text:style-name="T28">&lt;/classRatio&gt;</text:span></text:span></text:p>
      <text:p text:style-name="P16"><text:span text:style-name="Source_20_Text"><text:span text:style-name="T23"><text:s text:c="8"/></text:span></text:span><text:span text:style-name="Source_20_Text"><text:span text:style-name="T28">&lt;instructionRatio&gt;</text:span></text:span><text:span text:style-name="Source_20_Text"><text:span text:style-name="T5">90</text:span></text:span><text:span text:style-name="Source_20_Text"><text:span text:style-name="T28">&lt;/instructionRatio&gt;</text:span></text:span></text:p>
      <text:p text:style-name="P16"><text:span text:style-name="Source_20_Text"><text:span text:style-name="T23"><text:s text:c="8"/></text:span></text:span><text:span text:style-name="Source_20_Text"><text:span text:style-name="T28">&lt;methodRatio&gt;</text:span></text:span><text:span text:style-name="Source_20_Text"><text:span text:style-name="T5">95</text:span></text:span><text:span text:style-name="Source_20_Text"><text:span text:style-name="T28">&lt;/methodRatio&gt;</text:span></text:span></text:p>
      <text:p text:style-name="P16"><text:span text:style-name="Source_20_Text"><text:span text:style-name="T23"><text:s text:c="8"/></text:span></text:span><text:span text:style-name="Source_20_Text"><text:span text:style-name="T28">&lt;branchRatio&gt;</text:span></text:span><text:span text:style-name="Source_20_Text"><text:span text:style-name="T5">85</text:span></text:span><text:span text:style-name="Source_20_Text"><text:span text:style-name="T28">&lt;/branchRatio&gt;</text:span></text:span></text:p>
      <text:p text:style-name="P16"><text:span text:style-name="Source_20_Text"><text:span text:style-name="T23"><text:s text:c="8"/></text:span></text:span><text:span text:style-name="Source_20_Text"><text:span text:style-name="T28">&lt;complexityRatio&gt;</text:span></text:span><text:span text:style-name="Source_20_Text"><text:span text:style-name="T5">85</text:span></text:span><text:span text:style-name="Source_20_Text"><text:span text:style-name="T28">&lt;/complexityRatio&gt;</text:span></text:span></text:p>
      <text:p text:style-name="P16"><text:span text:style-name="Source_20_Text"><text:span text:style-name="T23"><text:s text:c="8"/></text:span></text:span><text:span text:style-name="Source_20_Text"><text:span text:style-name="T28">&lt;lineRatio&gt;</text:span></text:span><text:span text:style-name="Source_20_Text"><text:span text:style-name="T5">90</text:span></text:span><text:span text:style-name="Source_20_Text"><text:span text:style-name="T28">&lt;/lineRatio&gt;</text:span></text:span></text:p>
      <text:p text:style-name="P16"><text:span text:style-name="Source_20_Text"><text:span text:style-name="T23"><text:s text:c="8"/></text:span></text:span><text:span text:style-name="Source_20_Text"><text:span text:style-name="T28">&lt;/check&gt;</text:span></text:span></text:p>
      <text:p text:style-name="P16"><text:span text:style-name="Source_20_Text"><text:span text:style-name="T23"><text:s text:c="8"/></text:span></text:span><text:span text:style-name="Source_20_Text"><text:span text:style-name="T28">&lt;/configuration&gt;</text:span></text:span></text:p>
      <text:p text:style-name="P16"><text:span text:style-name="Source_20_Text"><text:span text:style-name="T23"><text:s text:c="8"/></text:span></text:span><text:span text:style-name="Source_20_Text"><text:span text:style-name="T28">&lt;/execution&gt;</text:span></text:span></text:p>
      <text:p text:style-name="P16"><text:span text:style-name="Source_20_Text"><text:span text:style-name="T23"><text:s text:c="8"/></text:span></text:span><text:span text:style-name="Source_20_Text"><text:span text:style-name="T28">&lt;/executions&gt;</text:span></text:span></text:p>
      <text:p text:style-name="P16"><text:span text:style-name="Source_20_Text"><text:span text:style-name="T23"><text:s text:c="16"/></text:span></text:span><text:span text:style-name="Source_20_Text"><text:span text:style-name="T28">&lt;/plugin&gt;</text:span></text:span></text:p>
      <text:p text:style-name="P5">Agora podemos verificar se a cobertura de 85 a 100% foi atendida:</text:p>
      <text:p text:style-name="P16"><text:span text:style-name="Source_20_Text"><text:span text:style-name="T5">mvn verify</text:span></text:span></text:p>
      <text:p text:style-name="P16"><text:span text:style-name="Source_20_Text"><text:span text:style-name="T5"/></text:span></text:p>
      <text:p text:style-name="P10"><text:span text:style-name="Source_20_Text"><text:span text:style-name="T18">Mas e se nosso projeto não será distribuído via um único arquivo jar como uma biblioteca e uma aplicação cliente costumam ser distribuídas? O que fazer com uma aplicação web Java EE? Queremos nossas bibliotecas, configurações no WEB-INF etc tudo compactado em um arquivo war.</text:span></text:span></text:p>
      <text:p text:style-name="P9"><text:span text:style-name="T15">Começamos nosso segundo projeto criando uma nova aplicação, mas desta vez web. A mudança ocorre ao utilizar um</text:span><text:span text:style-name="Emphasis"><text:span text:style-name="T12">archetype</text:span></text:span><text:span text:style-name="T15"> de web e indicar o Maven que o Eclipse será configurado com suporte a projetos web:</text:span></text:p>
      <text:p text:style-name="P16"><text:span text:style-name="Source_20_Text"><text:span text:style-name="T5">mvn archetype</text:span></text:span><text:span text:style-name="Source_20_Text"><text:span text:style-name="T31">:</text:span></text:span><text:span text:style-name="Source_20_Text"><text:span text:style-name="T5">generate </text:span></text:span><text:span text:style-name="Source_20_Text"><text:span text:style-name="T31">-</text:span></text:span><text:span text:style-name="Source_20_Text"><text:span text:style-name="T33">DgroupId</text:span></text:span><text:span text:style-name="Source_20_Text"><text:span text:style-name="T31">=</text:span></text:span><text:span text:style-name="Source_20_Text"><text:span text:style-name="T5">br</text:span></text:span><text:span text:style-name="Source_20_Text"><text:span text:style-name="T31">.</text:span></text:span><text:span text:style-name="Source_20_Text"><text:span text:style-name="T5">com</text:span></text:span><text:span text:style-name="Source_20_Text"><text:span text:style-name="T31">.</text:span></text:span><text:span text:style-name="Source_20_Text"><text:span text:style-name="T5">caelum</text:span></text:span><text:span text:style-name="Source_20_Text"><text:span text:style-name="T31">.</text:span></text:span><text:span text:style-name="Source_20_Text"><text:span text:style-name="T5">maven </text:span></text:span><text:span text:style-name="Source_20_Text"><text:span text:style-name="T31">-</text:span></text:span><text:span text:style-name="Source_20_Text"><text:span text:style-name="T33">DartifactId</text:span></text:span><text:span text:style-name="Source_20_Text"><text:span text:style-name="T31">=</text:span></text:span><text:span text:style-name="Source_20_Text"><text:span text:style-name="T5">produtos</text:span></text:span><text:span text:style-name="Source_20_Text"><text:span text:style-name="T31">-</text:span></text:span><text:span text:style-name="Source_20_Text"><text:span text:style-name="T5">web </text:span></text:span><text:span text:style-name="Source_20_Text"><text:span text:style-name="T31">-</text:span></text:span><text:span text:style-name="Source_20_Text"><text:span text:style-name="T33">DarchetypeArtifactId</text:span></text:span><text:span text:style-name="Source_20_Text"><text:span text:style-name="T31">=</text:span></text:span><text:span text:style-name="Source_20_Text"><text:span text:style-name="T5">maven</text:span></text:span><text:span text:style-name="Source_20_Text"><text:span text:style-name="T31">-</text:span></text:span><text:span text:style-name="Source_20_Text"><text:span text:style-name="T5">archetype</text:span></text:span><text:span text:style-name="Source_20_Text"><text:span text:style-name="T31">-</text:span></text:span><text:span text:style-name="Source_20_Text"><text:span text:style-name="T5">webapp </text:span></text:span><text:span text:style-name="Source_20_Text"><text:span text:style-name="T31">-</text:span></text:span><text:span text:style-name="Source_20_Text"><text:span text:style-name="T33">DinteractiveMode</text:span></text:span><text:span text:style-name="Source_20_Text"><text:span text:style-name="T31">=</text:span></text:span><text:span text:style-name="Source_20_Text"><text:span text:style-name="T28">false</text:span></text:span></text:p>
      <text:p text:style-name="P16"><text:span text:style-name="Source_20_Text"><text:span text:style-name="T5">mvn eclipse</text:span></text:span><text:span text:style-name="Source_20_Text"><text:span text:style-name="T31">:</text:span></text:span><text:span text:style-name="Source_20_Text"><text:span text:style-name="T5">eclipse </text:span></text:span><text:span text:style-name="Source_20_Text"><text:span text:style-name="T31">-</text:span></text:span><text:span text:style-name="Source_20_Text"><text:span text:style-name="T33">Dwtpversion</text:span></text:span><text:span text:style-name="Source_20_Text"><text:span text:style-name="T31">=</text:span></text:span><text:span text:style-name="Source_20_Text"><text:span text:style-name="T40">2.0</text:span></text:span></text:p>
      <text:p text:style-name="P16"><text:span text:style-name="Source_20_Text"><text:span text:style-name="T40"/></text:span></text:p>
      <text:p text:style-name="P10"><text:span text:style-name="Source_20_Text"><text:span text:style-name="T18">Ao configurar nossas dependências podemos dizer quando elas serão usadas. Ao desenvolver uma aplicação, é comum que utilizemos dependências específicas para os testes (test) enquanto todas as outras são deployadas em nosso jar final (runtime). Por </text:span></text:span><text:soft-page-break/><text:span text:style-name="Source_20_Text"><text:span text:style-name="T18">padrão as dependências são do tipo runtime.</text:span></text:span></text:p>
      <text:p text:style-name="P5">Note que ao criarmos nosso projeto, o junit foi adicionado como dependência a ser utilizada somente para testes:</text:p>
      <text:p text:style-name="P16"><text:span text:style-name="Source_20_Text"><text:span text:style-name="T23"><text:s text:c="4"/></text:span></text:span><text:span text:style-name="Source_20_Text"><text:span text:style-name="T28">&lt;dependency&gt;</text:span></text:span></text:p>
      <text:p text:style-name="P16"><text:span text:style-name="Source_20_Text"><text:span text:style-name="T23"><text:s text:c="6"/></text:span></text:span><text:span text:style-name="Source_20_Text"><text:span text:style-name="T28">&lt;groupId&gt;</text:span></text:span><text:span text:style-name="Source_20_Text"><text:span text:style-name="T5">junit</text:span></text:span><text:span text:style-name="Source_20_Text"><text:span text:style-name="T28">&lt;/groupId&gt;</text:span></text:span></text:p>
      <text:p text:style-name="P16"><text:span text:style-name="Source_20_Text"><text:span text:style-name="T23"><text:s text:c="6"/></text:span></text:span><text:span text:style-name="Source_20_Text"><text:span text:style-name="T28">&lt;artifactId&gt;</text:span></text:span><text:span text:style-name="Source_20_Text"><text:span text:style-name="T5">junit</text:span></text:span><text:span text:style-name="Source_20_Text"><text:span text:style-name="T28">&lt;/artifactId&gt;</text:span></text:span></text:p>
      <text:p text:style-name="P16"><text:span text:style-name="Source_20_Text"><text:span text:style-name="T23"><text:s text:c="6"/></text:span></text:span><text:span text:style-name="Source_20_Text"><text:span text:style-name="T28">&lt;version&gt;</text:span></text:span><text:span text:style-name="Source_20_Text"><text:span text:style-name="T5">3.8.1</text:span></text:span><text:span text:style-name="Source_20_Text"><text:span text:style-name="T28">&lt;/version&gt;</text:span></text:span></text:p>
      <text:p text:style-name="P16"><text:span text:style-name="Source_20_Text"><text:span text:style-name="T23"><text:s text:c="6"/></text:span></text:span><text:span text:style-name="Source_20_Text"><text:span text:style-name="T28">&lt;scope&gt;</text:span></text:span><text:span text:style-name="Source_20_Text"><text:span text:style-name="T5">test</text:span></text:span><text:span text:style-name="Source_20_Text"><text:span text:style-name="T28">&lt;/scope&gt;</text:span></text:span></text:p>
      <text:p text:style-name="P16"><text:span text:style-name="Source_20_Text"><text:span text:style-name="T28">&lt;/dependency&gt;</text:span></text:span></text:p>
      <text:p text:style-name="P16"><text:span text:style-name="Source_20_Text"><text:span text:style-name="T28"/></text:span></text:p>
      <text:p text:style-name="P10"><text:span text:style-name="Source_20_Text"><text:span text:style-name="T18">O que acontece se nossa aplicação web depender da biblioteca de produtos:</text:span></text:span></text:p>
      <text:p text:style-name="P16"><text:span text:style-name="Source_20_Text"><text:span text:style-name="T23"><text:s text:c="4"/></text:span></text:span><text:span text:style-name="Source_20_Text"><text:span text:style-name="T28">&lt;dependency&gt;</text:span></text:span></text:p>
      <text:p text:style-name="P16"><text:span text:style-name="Source_20_Text"><text:span text:style-name="T23"><text:s text:c="6"/></text:span></text:span><text:span text:style-name="Source_20_Text"><text:span text:style-name="T28">&lt;groupId&gt;</text:span></text:span><text:span text:style-name="Source_20_Text"><text:span text:style-name="T5">br.com.caelum.maven</text:span></text:span><text:span text:style-name="Source_20_Text"><text:span text:style-name="T28">&lt;/groupId&gt;</text:span></text:span></text:p>
      <text:p text:style-name="P16"><text:span text:style-name="Source_20_Text"><text:span text:style-name="T23"><text:s text:c="6"/></text:span></text:span><text:span text:style-name="Source_20_Text"><text:span text:style-name="T28">&lt;artifactId&gt;</text:span></text:span><text:span text:style-name="Source_20_Text"><text:span text:style-name="T5">produtos</text:span></text:span><text:span text:style-name="Source_20_Text"><text:span text:style-name="T28">&lt;/artifactId&gt;</text:span></text:span></text:p>
      <text:p text:style-name="P16"><text:span text:style-name="Source_20_Text"><text:span text:style-name="T23"><text:s text:c="6"/></text:span></text:span><text:span text:style-name="Source_20_Text"><text:span text:style-name="T28">&lt;version&gt;</text:span></text:span><text:span text:style-name="Source_20_Text"><text:span text:style-name="T5">1.0-SNAPSHOT</text:span></text:span><text:span text:style-name="Source_20_Text"><text:span text:style-name="T28">&lt;/version&gt;</text:span></text:span></text:p>
      <text:p text:style-name="P16"><text:span text:style-name="Source_20_Text"><text:span text:style-name="T28">&lt;/dependency&gt;</text:span></text:span></text:p>
      <text:p text:style-name="P16"><text:span text:style-name="Source_20_Text"><text:span text:style-name="T28"/></text:span></text:p>
      <text:p text:style-name="P16"><text:span text:style-name="Source_20_Text"><text:span text:style-name="T28"/></text:span></text:p>
      <text:p text:style-name="P10"><text:span text:style-name="Source_20_Text"><text:span text:style-name="T18">Tentamos gerar nosso arquivo war do projeto web:</text:span></text:span></text:p>
      <text:p text:style-name="P16"><text:span text:style-name="Source_20_Text"><text:span text:style-name="T35"># no diretorio do projeto web</text:span></text:span></text:p>
      <text:p text:style-name="P16"><text:span text:style-name="Source_20_Text"><text:span text:style-name="T5">mvn </text:span></text:span><text:span text:style-name="Source_20_Text"><text:span text:style-name="T28">package</text:span></text:span></text:p>
      <text:p text:style-name="P5">Mas o Maven não encontra nosso projeto de produtos? Como assim? Lembra que o Maven procura as dependências primeiro em nosso repositório local e depois no repositório remoto? Nossa biblioteca com certeza não está no repositório central do maven na internet, mas também não colocamos ela no diretório adequado (.m2/repository) e na estrutura adequada. Para fazer isso executamos o comando mvn install dentro de nosso projeto. Isso gerará o nosso artefato (o arquivo jar nesse caso) e instalará no nosso repositório:</text:p>
      <text:p text:style-name="P16"><text:span text:style-name="Source_20_Text"><text:span text:style-name="T35"># no diretorio do projeto de produtos</text:span></text:span></text:p>
      <text:p text:style-name="P18"><text:span text:style-name="Source_20_Text"><text:span text:style-name="T5">mvn install</text:span></text:span></text:p>
      <text:p text:style-name="P18"><text:span text:style-name="Source_20_Text"><text:span text:style-name="T5"/></text:span></text:p>
      <text:p text:style-name="P14"><text:span text:style-name="Source_20_Text"><text:span text:style-name="T18">Agora sim conseguimos executar o mvn package em nosso projeto web e geramos a configuração do eclipse novamente:</text:span></text:span></text:p>
      <text:p text:style-name="P16"><text:span text:style-name="Source_20_Text"><text:span text:style-name="T5">mvn compile</text:span></text:span></text:p>
      <text:p text:style-name="P16"><text:span text:style-name="Source_20_Text"><text:span text:style-name="T5">mvn eclipse</text:span></text:span><text:span text:style-name="Source_20_Text"><text:span text:style-name="T31">:</text:span></text:span><text:span text:style-name="Source_20_Text"><text:span text:style-name="T5">eclipse</text:span></text:span></text:p>
      <text:p text:style-name="P16"><text:span text:style-name="Source_20_Text"><text:span text:style-name="T5"/></text:span></text:p>
      <text:p text:style-name="P16"><text:span text:style-name="Source_20_Text"><text:span text:style-name="T5"/></text:span></text:p>
      <text:p text:style-name="P10"><text:span text:style-name="Source_20_Text"><text:span text:style-name="T18">Como fazer para ele se tornar opcional? Como fazer para excluir a dependência a </text:span></text:span><text:soft-page-break/><text:span text:style-name="Source_20_Text"><text:span text:style-name="T18">biblioteca http? Podemos marcar ela como opcional:</text:span></text:span></text:p>
      <text:p text:style-name="P16"><text:span text:style-name="Source_20_Text"><text:span text:style-name="T28">&lt;dependency&gt;</text:span></text:span></text:p>
      <text:p text:style-name="P16"><text:span text:style-name="Source_20_Text"><text:span text:style-name="T23"><text:s text:c="4"/></text:span></text:span><text:span text:style-name="Source_20_Text"><text:span text:style-name="T28">&lt;groupId&gt;</text:span></text:span><text:span text:style-name="Source_20_Text"><text:span text:style-name="T5">org.apache.httpcomponents</text:span></text:span><text:span text:style-name="Source_20_Text"><text:span text:style-name="T28">&lt;/groupId&gt;</text:span></text:span></text:p>
      <text:p text:style-name="P16"><text:span text:style-name="Source_20_Text"><text:span text:style-name="T23"><text:s text:c="2"/></text:span></text:span><text:span text:style-name="Source_20_Text"><text:span text:style-name="T28">&lt;artifactId&gt;</text:span></text:span><text:span text:style-name="Source_20_Text"><text:span text:style-name="T5">httpclient</text:span></text:span><text:span text:style-name="Source_20_Text"><text:span text:style-name="T28">&lt;/artifactId&gt;</text:span></text:span></text:p>
      <text:p text:style-name="P16"><text:span text:style-name="Source_20_Text"><text:span text:style-name="T23"><text:s text:c="2"/></text:span></text:span><text:span text:style-name="Source_20_Text"><text:span text:style-name="T28">&lt;version&gt;</text:span></text:span><text:span text:style-name="Source_20_Text"><text:span text:style-name="T5">4.2.3</text:span></text:span><text:span text:style-name="Source_20_Text"><text:span text:style-name="T28">&lt;/version&gt;</text:span></text:span></text:p>
      <text:p text:style-name="P16"><text:span text:style-name="Source_20_Text"><text:span text:style-name="T23"><text:s text:c="2"/></text:span></text:span><text:span text:style-name="Source_20_Text"><text:span text:style-name="T28">&lt;optional&gt;</text:span></text:span><text:span text:style-name="Source_20_Text"><text:span text:style-name="T5">true</text:span></text:span><text:span text:style-name="Source_20_Text"><text:span text:style-name="T28">&lt;/optional&gt;</text:span></text:span></text:p>
      <text:p text:style-name="P16"><text:span text:style-name="Source_20_Text"><text:span text:style-name="T28">&lt;/dependency&gt;</text:span></text:span></text:p>
      <text:p text:style-name="P16"><text:span text:style-name="Source_20_Text"><text:span text:style-name="T28"/></text:span></text:p>
      <text:p text:style-name="P10"><text:span text:style-name="Source_20_Text"><text:span text:style-name="T18">Existem outros escopos como o de runtime que indica que a dependência só será necessária em tempo de execução, mas não durante a compilação/build. Essas dependências serão incluídas em um war, por exemplo, mas não utilizadas na compilação.</text:span></text:span></text:p>
      <text:p text:style-name="P5">Vamos remover o opcional e adicionar o escopo de runtime:</text:p>
      <text:p text:style-name="P16"><text:span text:style-name="Source_20_Text"><text:span text:style-name="T28">&lt;dependency&gt;</text:span></text:span></text:p>
      <text:p text:style-name="P16"><text:span text:style-name="Source_20_Text"><text:span text:style-name="T23"><text:s text:c="4"/></text:span></text:span><text:span text:style-name="Source_20_Text"><text:span text:style-name="T28">&lt;groupId&gt;</text:span></text:span><text:span text:style-name="Source_20_Text"><text:span text:style-name="T5">org.apache.httpcomponents</text:span></text:span><text:span text:style-name="Source_20_Text"><text:span text:style-name="T28">&lt;/groupId&gt;</text:span></text:span></text:p>
      <text:p text:style-name="P16"><text:span text:style-name="Source_20_Text"><text:span text:style-name="T23"><text:s text:c="2"/></text:span></text:span><text:span text:style-name="Source_20_Text"><text:span text:style-name="T28">&lt;artifactId&gt;</text:span></text:span><text:span text:style-name="Source_20_Text"><text:span text:style-name="T5">httpclient</text:span></text:span><text:span text:style-name="Source_20_Text"><text:span text:style-name="T28">&lt;/artifactId&gt;</text:span></text:span></text:p>
      <text:p text:style-name="P16"><text:span text:style-name="Source_20_Text"><text:span text:style-name="T23"><text:s text:c="2"/></text:span></text:span><text:span text:style-name="Source_20_Text"><text:span text:style-name="T28">&lt;version&gt;</text:span></text:span><text:span text:style-name="Source_20_Text"><text:span text:style-name="T5">4.2.3</text:span></text:span><text:span text:style-name="Source_20_Text"><text:span text:style-name="T28">&lt;/version&gt;</text:span></text:span></text:p>
      <text:p text:style-name="P16"><text:span text:style-name="Source_20_Text"><text:span text:style-name="T23"><text:s text:c="2"/></text:span></text:span><text:span text:style-name="Source_20_Text"><text:span text:style-name="T28">&lt;scope&gt;</text:span></text:span><text:span text:style-name="Source_20_Text"><text:span text:style-name="T5">runtime</text:span></text:span><text:span text:style-name="Source_20_Text"><text:span text:style-name="T28">&lt;/scope&gt;</text:span></text:span></text:p>
      <text:p text:style-name="P16"><text:span text:style-name="Source_20_Text"><text:span text:style-name="T28">&lt;/dependency&gt;</text:span></text:span></text:p>
      <text:p text:style-name="P16"><text:span text:style-name="Source_20_Text"><text:span text:style-name="T28"/></text:span></text:p>
      <text:p text:style-name="P16"><text:span text:style-name="Source_20_Text"><text:span text:style-name="T28"/></text:span></text:p>
      <text:p text:style-name="P10"><text:span text:style-name="Source_20_Text"><text:span text:style-name="T18">O escopo padrão, compile, faz com que todas as dependências sejam utilizadas para compilar, testar e rodar sua aplicação. Por fim, o escopo provided é similar ao compile, mas não embute o jar na sua aplicação final, uma vez que seu servidor de aplicação ou ferramenta similar incluirá a dependência automaticamente. Já o escopo system permite que o atributo systemPath indique a posição de um jar. Esse escopo não é recomendado em geral pois faz com que tais bibliotecas não sejam gerenciadas pelo maven como todas as outras presentes no repositório central.</text:span></text:span></text:p>
      <text:p text:style-name="P9"><text:span text:style-name="T15">Além de todas essas possibilidades de escopo, podemos explicitamente dizer que não desejamos uma dependência indireta em nosso projeto. Se uma biblioteca adicionar um jar que não usamos e gera algum tipo de problema, podemos adicionar a tag </text:span><text:span text:style-name="Emphasis"><text:span text:style-name="T12">exclusion</text:span></text:span><text:span text:style-name="T15">. Usando o XStream como exemplo, se não desejamos o driver xpp3 configuramos:</text:span></text:p>
      <text:p text:style-name="P16"><text:span text:style-name="Source_20_Text"><text:span text:style-name="T23"><text:s text:c="5"/></text:span></text:span><text:span text:style-name="Source_20_Text"><text:span text:style-name="T28">&lt;exclusions&gt;</text:span></text:span></text:p>
      <text:p text:style-name="P16"><text:span text:style-name="Source_20_Text"><text:span text:style-name="T23"><text:s text:c="8"/></text:span></text:span><text:span text:style-name="Source_20_Text"><text:span text:style-name="T28">&lt;exclusion&gt;</text:span></text:span></text:p>
      <text:p text:style-name="P16"><text:span text:style-name="Source_20_Text"><text:span text:style-name="T23"><text:s text:c="4"/></text:span></text:span><text:span text:style-name="Source_20_Text"><text:span text:style-name="T28">&lt;groupId&gt;</text:span></text:span><text:span text:style-name="Source_20_Text"><text:span text:style-name="T5">org.apache.httpcomponents</text:span></text:span><text:span text:style-name="Source_20_Text"><text:span text:style-name="T28">&lt;/groupId&gt;</text:span></text:span></text:p>
      <text:p text:style-name="P16"><text:span text:style-name="Source_20_Text"><text:span text:style-name="T23"><text:s text:c="2"/></text:span></text:span><text:span text:style-name="Source_20_Text"><text:span text:style-name="T28">&lt;artifactId&gt;</text:span></text:span><text:span text:style-name="Source_20_Text"><text:span text:style-name="T5">httpclient</text:span></text:span><text:span text:style-name="Source_20_Text"><text:span text:style-name="T28">&lt;/artifactId&gt;</text:span></text:span></text:p>
      <text:p text:style-name="P16"><text:span text:style-name="Source_20_Text"><text:span text:style-name="T23"><text:s text:c="8"/></text:span></text:span><text:span text:style-name="Source_20_Text"><text:span text:style-name="T28">&lt;/exclusion&gt;</text:span></text:span></text:p>
      <text:p text:style-name="P16"><text:span text:style-name="Source_20_Text"><text:span text:style-name="T23"><text:s text:c="6"/></text:span></text:span><text:span text:style-name="Source_20_Text"><text:span text:style-name="T28">&lt;/exclusions&gt;</text:span></text:span></text:p>
      <text:p text:style-name="P5"><text:soft-page-break/>Como vimos nesse curso, podemos criar um projeto de biblioteca ou de aplicação cliente que será distribuído através de um jar. Sabemos também como configurar as dependências de nossos projetos. Conseguimos facilmente levantar um servidor jetty e codificar o tempo todo dentro do Eclipse. Agora é a hora de produzir projetos e usar suas bibliotecas sem se preocupar com a configuração do Eclipse, configuração do servidor de desenvolvimento, ou de quais bibliotecas devem ser adicionadas indiretamente.</text:p>
      <text:p text:style-name="P5"/>
      <text:p text:style-name="P5">Podemos executar o comando <text:span text:style-name="Emphasis"><text:span text:style-name="T43">dependency:tree</text:span></text:span> para analisar a árvore de dependências e enteder o motivo de cada jar estar dentro de nosso projeto: </text:p>
      <text:p text:style-name="P5"/>
      <text:p text:style-name="P5">Através do comando <text:span text:style-name="Source_20_Text"><text:span text:style-name="T41">mvn dependency:tree </text:span></text:span>conseguimos ver a árvore e a versão escolhida, e com a flag verbose vemos qual versão foi descartada:</text:p>
      <text:p text:style-name="P15"><text:span text:style-name="Source_20_Text"><text:span text:style-name="T5">mvn dependency</text:span></text:span><text:span text:style-name="Source_20_Text"><text:span text:style-name="T31">:</text:span></text:span><text:span text:style-name="Source_20_Text"><text:span text:style-name="T5">tree </text:span></text:span><text:span text:style-name="Source_20_Text"><text:span text:style-name="T31">-</text:span></text:span><text:span text:style-name="Source_20_Text"><text:span text:style-name="T33">Dverbose</text:span></text:span></text:p>
      <text:p text:style-name="P4">Note que a escolha da versão é sempre de quem está mais "perto do seu projeto" ao invés de qual versão uma biblioteca de seu projeto está dependendo - com isso você tem sempre a liberdade de sobreescrever quaisquer dependências de seu projeto.</text:p>
      <text:p text:style-name="P5"/>
      <text:p text:style-name="P16"><text:span text:style-name="Source_20_Text"><text:span text:style-name="T28"/></text:span></text:p>
      <text:p text:style-name="P16"><text:span text:style-name="Source_20_Text"><text:span text:style-name="T28"/></text:span></text:p>
      <text:p text:style-name="P16"><text:span text:style-name="Source_20_Text"><text:span text:style-name="T5"/></text:span></text:p>
      <text:p text:style-name="P18"><text:span text:style-name="Source_20_Text"><text:span text:style-name="T5"/></text:span></text:p>
      <text:p text:style-name="P16"><text:span text:style-name="Source_20_Text"><text:span text:style-name="T28"/></text:span></text:p>
      <text:p text:style-name="P16"><text:span text:style-name="Source_20_Text"><text:span text:style-name="T28"/></text:span></text:p>
      <text:p text:style-name="P16"><text:span text:style-name="Source_20_Text"><text:span text:style-name="T40"/></text:span></text:p>
      <text:p text:style-name="P16"><text:span text:style-name="Source_20_Text"><text:span text:style-name="T5"/></text:span></text:p>
      <text:p text:style-name="P16"><text:span text:style-name="Source_20_Text"><text:span text:style-name="T5"/></text:span></text:p>
      <text:p text:style-name="P16"><text:span text:style-name="Source_20_Text"><text:span text:style-name="T6"/></text:span></text:p>
      <text:p text:style-name="P17"><text:span text:style-name="Source_20_Text"><text:span text:style-name="T5"/></text:span></text:p>
      <text:p text:style-name="P16"/>
      <text:p text:style-name="P9"/>
      <text:p text:style-name="P16"><text:span text:style-name="Source_20_Text"><text:span text:style-name="T29"/></text:span></text:p>
      <text:p text:style-name="P16"><text:span text:style-name="Source_20_Text"><text:span text:style-name="T5"/></text:span></text:p>
      <text:p text:style-name="P16"><text:span text:style-name="Source_20_Text"><text:span text:style-name="T28"/></text:span></text:p>
      <text:p text:style-name="P16"><text:span text:style-name="Source_20_Text"><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1" svg:font-family="Consolas"/>
    <style:font-face style:name="Consolas" svg:font-family="Consolas, Menlo, Monaco, 'Lucida Console', 'Liberation Mono', 'DejaVu Sans Mono', 'Bitstream Vera Sans Mono', 'Courier New', monospace, serif"/>
    <style:font-face style:name="Helvetica Neue" svg:font-family="'Helvetica Neue', helvetica, arial, sans-serif"/>
    <style:font-face style:name="Lato" svg:font-family="Lato, Helvetica, Arial, sans-serif"/>
    <style:font-face style:name="Mangal1" svg:font-family="Mangal"/>
    <style:font-face style:name="inherit" svg:font-family="inherit"/>
    <style:font-face style:name="Consolas3"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13:05:57.91</meta:creation-date>
    <dc:date>2015-02-27T17:05:14.57</dc:date>
    <meta:editing-duration>PT1H27M45S</meta:editing-duration>
    <meta:editing-cycles>2</meta:editing-cycles>
    <meta:generator>LibreOffice/4.0.3.3$Windows_x86 LibreOffice_project/0eaa50a932c8f2199a615e1eb30f7ac74279539</meta:generator>
    <meta:document-statistic meta:table-count="0" meta:image-count="0" meta:object-count="0" meta:page-count="9" meta:paragraph-count="212" meta:word-count="1849" meta:character-count="14314" meta:non-whitespace-character-count="11992"/>
  </office:meta>
</office:document-meta>
</file>